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Arial" officeooo:rsid="00178b9a" officeooo:paragraph-rsid="00178b9a"/>
    </style:style>
    <style:style style:name="P2" style:family="paragraph" style:parent-style-name="Standard">
      <style:paragraph-properties fo:text-align="center" style:justify-single-word="false"/>
      <style:text-properties style:font-name="Arial" fo:font-size="15pt" officeooo:rsid="00178b9a" officeooo:paragraph-rsid="003e94ca" style:font-size-asian="15pt" style:font-size-complex="15pt"/>
    </style:style>
    <style:style style:name="P3" style:family="paragraph" style:parent-style-name="Standard">
      <style:paragraph-properties fo:text-align="center" style:justify-single-word="false"/>
      <style:text-properties style:font-name="Arial" fo:font-size="15pt" officeooo:rsid="003e94ca" officeooo:paragraph-rsid="003e94ca" style:font-size-asian="15pt" style:font-size-complex="15pt"/>
    </style:style>
    <style:style style:name="P4" style:family="paragraph" style:parent-style-name="Standard">
      <style:text-properties style:font-name="Arial" fo:font-size="15pt" style:text-underline-style="solid" style:text-underline-width="auto" style:text-underline-color="font-color" officeooo:rsid="00178b9a" officeooo:paragraph-rsid="003e94ca" style:font-size-asian="15pt" style:font-size-complex="15pt"/>
    </style:style>
    <style:style style:name="P5" style:family="paragraph" style:parent-style-name="Standard">
      <style:text-properties style:font-name="Arial" fo:font-size="16pt" officeooo:rsid="003e94ca" officeooo:paragraph-rsid="003e94ca" style:font-size-asian="16pt" style:font-size-complex="16pt"/>
    </style:style>
    <style:style style:name="P6" style:family="paragraph" style:parent-style-name="Standard">
      <style:paragraph-properties fo:text-align="center" style:justify-single-word="false"/>
      <style:text-properties fo:font-size="15pt" officeooo:paragraph-rsid="003e94ca" style:font-size-asian="15pt" style:font-size-complex="15pt"/>
    </style:style>
    <style:style style:name="P7" style:family="paragraph" style:parent-style-name="Standard">
      <style:paragraph-properties fo:text-align="center" style:justify-single-word="false"/>
      <style:text-properties fo:font-size="15pt" officeooo:rsid="004d78ae" officeooo:paragraph-rsid="004d78ae" style:font-size-asian="15pt" style:font-size-complex="15pt"/>
    </style:style>
    <style:style style:name="P8" style:family="paragraph" style:parent-style-name="Standard">
      <style:paragraph-properties fo:margin-left="1.249cm" fo:margin-right="0cm" fo:margin-top="0.101cm" fo:margin-bottom="0cm" loext:contextual-spacing="false" fo:text-indent="0cm" style:auto-text-indent="false"/>
      <style:text-properties style:font-name="Arial" officeooo:rsid="0018def2" officeooo:paragraph-rsid="0018def2"/>
    </style:style>
    <style:style style:name="P9" style:family="paragraph" style:parent-style-name="Standard">
      <style:paragraph-properties fo:margin-left="1.249cm" fo:margin-right="0cm" fo:margin-top="0.101cm" fo:margin-bottom="0cm" loext:contextual-spacing="false" fo:text-indent="0cm" style:auto-text-indent="false"/>
      <style:text-properties style:font-name="Arial" officeooo:rsid="001a3fbc" officeooo:paragraph-rsid="001a3fbc"/>
    </style:style>
    <style:style style:name="P10" style:family="paragraph" style:parent-style-name="Standard">
      <style:paragraph-properties fo:margin-left="1.249cm" fo:margin-right="0cm" fo:margin-top="0.101cm" fo:margin-bottom="0cm" loext:contextual-spacing="false" fo:text-indent="0cm" style:auto-text-indent="false"/>
      <style:text-properties style:font-name="Arial" officeooo:rsid="001a54e4" officeooo:paragraph-rsid="001a54e4"/>
    </style:style>
    <style:style style:name="P11" style:family="paragraph" style:parent-style-name="Standard">
      <style:paragraph-properties fo:margin-left="1.249cm" fo:margin-right="0cm" fo:margin-top="0.101cm" fo:margin-bottom="0cm" loext:contextual-spacing="false" fo:text-indent="0cm" style:auto-text-indent="false"/>
      <style:text-properties style:font-name="Arial" officeooo:rsid="001b0e94" officeooo:paragraph-rsid="001b0e94"/>
    </style:style>
    <style:style style:name="P12" style:family="paragraph" style:parent-style-name="Standard">
      <style:paragraph-properties fo:margin-left="1.249cm" fo:margin-right="0cm" fo:margin-top="0.101cm" fo:margin-bottom="0cm" loext:contextual-spacing="false" fo:text-indent="0cm" style:auto-text-indent="false"/>
      <style:text-properties style:font-name="Arial" officeooo:rsid="001cfabc" officeooo:paragraph-rsid="00429b50"/>
    </style:style>
    <style:style style:name="P13" style:family="paragraph" style:parent-style-name="Standard">
      <style:paragraph-properties fo:margin-left="1.249cm" fo:margin-right="0cm" fo:margin-top="0.101cm" fo:margin-bottom="0cm" loext:contextual-spacing="false" fo:text-indent="0cm" style:auto-text-indent="false"/>
      <style:text-properties style:font-name="Arial" officeooo:rsid="001ebad5" officeooo:paragraph-rsid="001ebad5"/>
    </style:style>
    <style:style style:name="P14" style:family="paragraph" style:parent-style-name="Standard">
      <style:paragraph-properties fo:margin-left="1.249cm" fo:margin-right="0cm" fo:margin-top="0.101cm" fo:margin-bottom="0cm" loext:contextual-spacing="false" fo:text-indent="0cm" style:auto-text-indent="false"/>
      <style:text-properties style:font-name="Arial" officeooo:rsid="001eb7bb" officeooo:paragraph-rsid="00429b50"/>
    </style:style>
    <style:style style:name="P15" style:family="paragraph" style:parent-style-name="Standard">
      <style:paragraph-properties fo:margin-left="1.249cm" fo:margin-right="0cm" fo:margin-top="0.101cm" fo:margin-bottom="0cm" loext:contextual-spacing="false" fo:text-indent="0cm" style:auto-text-indent="false"/>
      <style:text-properties style:font-name="Arial" officeooo:rsid="001ebaf5" officeooo:paragraph-rsid="001ebaf5"/>
    </style:style>
    <style:style style:name="P16" style:family="paragraph" style:parent-style-name="Standard">
      <style:paragraph-properties fo:margin-left="1.249cm" fo:margin-right="0cm" fo:margin-top="0.101cm" fo:margin-bottom="0cm" loext:contextual-spacing="false" fo:text-indent="0cm" style:auto-text-indent="false"/>
      <style:text-properties officeooo:rsid="001ebaf5" officeooo:paragraph-rsid="00429b50"/>
    </style:style>
    <style:style style:name="P17" style:family="paragraph" style:parent-style-name="Standard">
      <style:paragraph-properties fo:margin-left="1.249cm" fo:margin-right="0cm" fo:margin-top="0.101cm" fo:margin-bottom="0cm" loext:contextual-spacing="false" fo:text-indent="0cm" style:auto-text-indent="false"/>
      <style:text-properties officeooo:rsid="0021010e" officeooo:paragraph-rsid="0021010e"/>
    </style:style>
    <style:style style:name="P18" style:family="paragraph" style:parent-style-name="Standard">
      <style:paragraph-properties fo:margin-left="1.249cm" fo:margin-right="0cm" fo:margin-top="0.101cm" fo:margin-bottom="0cm" loext:contextual-spacing="false" fo:text-indent="0cm" style:auto-text-indent="false"/>
      <style:text-properties officeooo:rsid="0022b62b" officeooo:paragraph-rsid="0022b62b"/>
    </style:style>
    <style:style style:name="P19" style:family="paragraph" style:parent-style-name="Standard">
      <style:paragraph-properties fo:margin-left="1.249cm" fo:margin-right="0cm" fo:margin-top="0.101cm" fo:margin-bottom="0cm" loext:contextual-spacing="false" fo:text-indent="0cm" style:auto-text-indent="false"/>
      <style:text-properties fo:color="#000000" officeooo:rsid="0022b62b" officeooo:paragraph-rsid="0022b62b"/>
    </style:style>
    <style:style style:name="P20" style:family="paragraph" style:parent-style-name="Standard">
      <style:paragraph-properties fo:margin-left="1.249cm" fo:margin-right="0cm" fo:margin-top="0.101cm" fo:margin-bottom="0cm" loext:contextual-spacing="false" fo:text-indent="0cm" style:auto-text-indent="false"/>
      <style:text-properties fo:color="#000000" officeooo:rsid="0021010e" officeooo:paragraph-rsid="0021010e"/>
    </style:style>
    <style:style style:name="P21" style:family="paragraph" style:parent-style-name="Standard">
      <style:paragraph-properties fo:margin-left="1.249cm" fo:margin-right="0cm" fo:margin-top="0.101cm" fo:margin-bottom="0cm" loext:contextual-spacing="false" fo:text-indent="0cm" style:auto-text-indent="false"/>
      <style:text-properties fo:color="#000000" style:font-name="Arial" officeooo:rsid="003ca2c3" officeooo:paragraph-rsid="00429b50"/>
    </style:style>
    <style:style style:name="P22" style:family="paragraph" style:parent-style-name="Standard">
      <style:paragraph-properties fo:margin-left="1.249cm" fo:margin-right="0cm" fo:margin-top="0.101cm" fo:margin-bottom="0cm" loext:contextual-spacing="false" fo:text-indent="0cm" style:auto-text-indent="false"/>
      <style:text-properties fo:color="#000000" style:font-name="Arial" officeooo:rsid="0022b62b" officeooo:paragraph-rsid="0022b62b"/>
    </style:style>
    <style:style style:name="P23" style:family="paragraph" style:parent-style-name="Standard">
      <style:paragraph-properties fo:margin-left="1.249cm" fo:margin-right="0cm" fo:margin-top="0.101cm" fo:margin-bottom="0cm" loext:contextual-spacing="false" fo:text-indent="0cm" style:auto-text-indent="false"/>
      <style:text-properties fo:color="#000000" style:font-name="Arial" officeooo:rsid="00256762" officeooo:paragraph-rsid="00256762"/>
    </style:style>
    <style:style style:name="P24" style:family="paragraph" style:parent-style-name="Standard">
      <style:paragraph-properties fo:margin-left="1.249cm" fo:margin-right="0cm" fo:margin-top="0.101cm" fo:margin-bottom="0cm" loext:contextual-spacing="false" fo:text-indent="0cm" style:auto-text-indent="false"/>
      <style:text-properties fo:color="#000000" style:font-name="Arial" officeooo:rsid="002679b6" officeooo:paragraph-rsid="002679b6"/>
    </style:style>
    <style:style style:name="P25" style:family="paragraph" style:parent-style-name="Standard">
      <style:paragraph-properties fo:margin-left="1.249cm" fo:margin-right="0cm" fo:margin-top="0.101cm" fo:margin-bottom="0cm" loext:contextual-spacing="false" fo:text-indent="0cm" style:auto-text-indent="false"/>
      <style:text-properties fo:color="#000000" style:font-name="Arial" officeooo:rsid="0026ecba" officeooo:paragraph-rsid="0028d9c9"/>
    </style:style>
    <style:style style:name="P26" style:family="paragraph" style:parent-style-name="Standard">
      <style:paragraph-properties fo:margin-left="1.249cm" fo:margin-right="0cm" fo:margin-top="0.101cm" fo:margin-bottom="0cm" loext:contextual-spacing="false" fo:text-indent="0cm" style:auto-text-indent="false"/>
      <style:text-properties fo:color="#000000" style:font-name="Arial" officeooo:rsid="0028d9c9" officeooo:paragraph-rsid="0028d9c9"/>
    </style:style>
    <style:style style:name="P27" style:family="paragraph" style:parent-style-name="Standard">
      <style:paragraph-properties fo:margin-left="1.249cm" fo:margin-right="0cm" fo:margin-top="0.101cm" fo:margin-bottom="0cm" loext:contextual-spacing="false" fo:text-indent="0cm" style:auto-text-indent="false"/>
      <style:text-properties fo:color="#000000" style:font-name="Arial" officeooo:rsid="0028d9c9" officeooo:paragraph-rsid="00413271"/>
    </style:style>
    <style:style style:name="P28" style:family="paragraph" style:parent-style-name="Standard">
      <style:paragraph-properties fo:margin-left="1.249cm" fo:margin-right="0cm" fo:margin-top="0.101cm" fo:margin-bottom="0cm" loext:contextual-spacing="false" fo:text-indent="0cm" style:auto-text-indent="false"/>
      <style:text-properties fo:color="#000000" style:font-name="Arial" officeooo:rsid="0029220f" officeooo:paragraph-rsid="0029220f"/>
    </style:style>
    <style:style style:name="P29" style:family="paragraph" style:parent-style-name="Standard">
      <style:paragraph-properties fo:margin-left="1.249cm" fo:margin-right="0cm" fo:margin-top="0.101cm" fo:margin-bottom="0cm" loext:contextual-spacing="false" fo:text-indent="0cm" style:auto-text-indent="false"/>
      <style:text-properties fo:color="#000000" style:font-name="Arial" officeooo:rsid="002a8aea" officeooo:paragraph-rsid="00413271"/>
    </style:style>
    <style:style style:name="P30" style:family="paragraph" style:parent-style-name="Standard">
      <style:paragraph-properties fo:margin-left="1.249cm" fo:margin-right="0cm" fo:margin-top="0.101cm" fo:margin-bottom="0cm" loext:contextual-spacing="false" fo:text-indent="0cm" style:auto-text-indent="false"/>
      <style:text-properties fo:color="#000000" style:font-name="Arial" officeooo:rsid="002a8aea" officeooo:paragraph-rsid="002a8aea"/>
    </style:style>
    <style:style style:name="P31" style:family="paragraph" style:parent-style-name="Standard">
      <style:paragraph-properties fo:margin-left="1.249cm" fo:margin-right="0cm" fo:margin-top="0.101cm" fo:margin-bottom="0cm" loext:contextual-spacing="false" fo:text-indent="0cm" style:auto-text-indent="false"/>
      <style:text-properties fo:color="#000000" style:font-name="Arial" officeooo:rsid="002b3e61" officeooo:paragraph-rsid="002b3e61"/>
    </style:style>
    <style:style style:name="P32" style:family="paragraph" style:parent-style-name="Standard">
      <style:paragraph-properties fo:margin-left="1.249cm" fo:margin-right="0cm" fo:margin-top="0.101cm" fo:margin-bottom="0cm" loext:contextual-spacing="false" fo:text-indent="0cm" style:auto-text-indent="false"/>
      <style:text-properties fo:color="#000000" style:font-name="Arial" officeooo:rsid="002b45ae" officeooo:paragraph-rsid="00413271"/>
    </style:style>
    <style:style style:name="P33" style:family="paragraph" style:parent-style-name="Standard">
      <style:paragraph-properties fo:margin-left="1.249cm" fo:margin-right="0cm" fo:margin-top="0.101cm" fo:margin-bottom="0cm" loext:contextual-spacing="false" fo:text-indent="0cm" style:auto-text-indent="false"/>
      <style:text-properties fo:color="#000000" style:font-name="Arial" officeooo:rsid="002b45ae" officeooo:paragraph-rsid="002b45ae"/>
    </style:style>
    <style:style style:name="P34" style:family="paragraph" style:parent-style-name="Standard">
      <style:paragraph-properties fo:margin-left="1.249cm" fo:margin-right="0cm" fo:margin-top="0.101cm" fo:margin-bottom="0cm" loext:contextual-spacing="false" fo:text-indent="0cm" style:auto-text-indent="false"/>
      <style:text-properties officeooo:paragraph-rsid="00256762"/>
    </style:style>
    <style:style style:name="P35" style:family="paragraph" style:parent-style-name="Standard">
      <style:paragraph-properties fo:margin-left="1.249cm" fo:margin-right="0cm" fo:margin-top="0.101cm" fo:margin-bottom="0cm" loext:contextual-spacing="false" fo:text-indent="0cm" style:auto-text-indent="false"/>
      <style:text-properties officeooo:rsid="00256762" officeooo:paragraph-rsid="00256762"/>
    </style:style>
    <style:style style:name="P36" style:family="paragraph" style:parent-style-name="Standard">
      <style:paragraph-properties fo:margin-left="1.249cm" fo:margin-right="0cm" fo:margin-top="0.101cm" fo:margin-bottom="0cm" loext:contextual-spacing="false" fo:text-indent="0cm" style:auto-text-indent="false"/>
      <style:text-properties officeooo:rsid="002679b6" officeooo:paragraph-rsid="002679b6"/>
    </style:style>
    <style:style style:name="P37" style:family="paragraph" style:parent-style-name="Standard">
      <style:paragraph-properties fo:margin-left="1.249cm" fo:margin-right="0cm" fo:margin-top="0.101cm" fo:margin-bottom="0cm" loext:contextual-spacing="false" fo:text-indent="0cm" style:auto-text-indent="false"/>
      <style:text-properties officeooo:rsid="002b3e61" officeooo:paragraph-rsid="002b3e61"/>
    </style:style>
    <style:style style:name="P38" style:family="paragraph" style:parent-style-name="Standard">
      <style:paragraph-properties fo:margin-left="1.249cm" fo:margin-right="0cm" fo:margin-top="0.101cm" fo:margin-bottom="0cm" loext:contextual-spacing="false" fo:text-indent="0cm" style:auto-text-indent="false"/>
      <style:text-properties officeooo:paragraph-rsid="00429b50"/>
    </style:style>
    <style:style style:name="P39" style:family="paragraph" style:parent-style-name="Standard">
      <style:paragraph-properties fo:margin-left="1.249cm" fo:margin-right="0cm" fo:margin-top="0.101cm" fo:margin-bottom="0cm" loext:contextual-spacing="false" fo:text-indent="0cm" style:auto-text-indent="false"/>
      <style:text-properties officeooo:paragraph-rsid="0018def2"/>
    </style:style>
    <style:style style:name="P40" style:family="paragraph" style:parent-style-name="Standard">
      <style:paragraph-properties fo:margin-left="0cm" fo:margin-right="0cm" fo:margin-top="0.101cm" fo:margin-bottom="0cm" loext:contextual-spacing="false" fo:text-indent="0cm" style:auto-text-indent="false"/>
      <style:text-properties style:font-name="Arial" officeooo:rsid="004021de" officeooo:paragraph-rsid="004021de"/>
    </style:style>
    <style:style style:name="P41" style:family="paragraph" style:parent-style-name="Standard">
      <style:paragraph-properties fo:margin-left="0cm" fo:margin-right="0cm" fo:margin-top="0.101cm" fo:margin-bottom="0cm" loext:contextual-spacing="false" fo:text-indent="0cm" style:auto-text-indent="false"/>
      <style:text-properties style:font-name="Arial" officeooo:rsid="001b0e94" officeooo:paragraph-rsid="001b0e94"/>
    </style:style>
    <style:style style:name="P42" style:family="paragraph" style:parent-style-name="Standard">
      <style:paragraph-properties fo:margin-left="0cm" fo:margin-right="0cm" fo:margin-top="0.101cm" fo:margin-bottom="0cm" loext:contextual-spacing="false" fo:text-indent="0cm" style:auto-text-indent="false"/>
      <style:text-properties style:font-name="Arial" officeooo:rsid="001ebad5" officeooo:paragraph-rsid="001ebad5"/>
    </style:style>
    <style:style style:name="P43" style:family="paragraph" style:parent-style-name="Standard">
      <style:paragraph-properties fo:margin-left="0cm" fo:margin-right="0cm" fo:margin-top="0.101cm" fo:margin-bottom="0cm" loext:contextual-spacing="false" fo:text-indent="0cm" style:auto-text-indent="false"/>
      <style:text-properties fo:color="#000000" style:font-name="Arial" officeooo:rsid="002b3e61" officeooo:paragraph-rsid="002b3e61"/>
    </style:style>
    <style:style style:name="P44" style:family="paragraph" style:parent-style-name="Standard">
      <style:paragraph-properties fo:margin-left="0cm" fo:margin-right="0cm" fo:margin-top="0.101cm" fo:margin-bottom="0cm" loext:contextual-spacing="false" fo:text-indent="0cm" style:auto-text-indent="false"/>
      <style:text-properties fo:color="#000000" style:font-name="Arial" officeooo:rsid="0028d9c9" officeooo:paragraph-rsid="0028d9c9"/>
    </style:style>
    <style:style style:name="P45" style:family="paragraph" style:parent-style-name="Standard">
      <style:paragraph-properties fo:margin-left="0cm" fo:margin-right="0cm" fo:margin-top="0.101cm" fo:margin-bottom="0cm" loext:contextual-spacing="false" fo:text-indent="0cm" style:auto-text-indent="false"/>
      <style:text-properties fo:color="#000000" style:font-name="Arial" officeooo:rsid="004a4f74" officeooo:paragraph-rsid="004a4f74"/>
    </style:style>
    <style:style style:name="P46" style:family="paragraph" style:parent-style-name="Standard">
      <style:paragraph-properties fo:margin-left="0cm" fo:margin-right="0cm" fo:margin-top="0.101cm" fo:margin-bottom="0cm" loext:contextual-spacing="false" fo:text-indent="0cm" style:auto-text-indent="false"/>
      <style:text-properties officeooo:paragraph-rsid="0028d9c9"/>
    </style:style>
    <style:style style:name="P47" style:family="paragraph" style:parent-style-name="Standard">
      <style:paragraph-properties fo:margin-left="2.498cm" fo:margin-right="0cm" fo:margin-top="0.101cm" fo:margin-bottom="0cm" loext:contextual-spacing="false" fo:text-indent="0cm" style:auto-text-indent="false"/>
      <style:text-properties officeooo:rsid="0028d9c9" officeooo:paragraph-rsid="0028d9c9"/>
    </style:style>
    <style:style style:name="P48" style:family="paragraph" style:parent-style-name="Standard">
      <style:paragraph-properties fo:margin-left="2.498cm" fo:margin-right="0cm" fo:margin-top="0.101cm" fo:margin-bottom="0cm" loext:contextual-spacing="false" fo:text-indent="0cm" style:auto-text-indent="false"/>
      <style:text-properties officeooo:rsid="0028f386" officeooo:paragraph-rsid="0028f386"/>
    </style:style>
    <style:style style:name="P49" style:family="paragraph" style:parent-style-name="Standard">
      <style:paragraph-properties fo:margin-left="2.498cm" fo:margin-right="0cm" fo:margin-top="0.101cm" fo:margin-bottom="0cm" loext:contextual-spacing="false" fo:text-indent="0cm" style:auto-text-indent="false"/>
      <style:text-properties officeooo:rsid="0029220f" officeooo:paragraph-rsid="0029220f"/>
    </style:style>
    <style:style style:name="P50" style:family="paragraph" style:parent-style-name="Standard">
      <style:paragraph-properties fo:margin-left="2.498cm" fo:margin-right="0cm" fo:margin-top="0.101cm" fo:margin-bottom="0cm" loext:contextual-spacing="false" fo:text-indent="0cm" style:auto-text-indent="false"/>
      <style:text-properties fo:color="#000000" officeooo:rsid="0029220f" officeooo:paragraph-rsid="003e94ca"/>
    </style:style>
    <style:style style:name="P51" style:family="paragraph" style:parent-style-name="Standard">
      <style:paragraph-properties fo:margin-left="2.498cm" fo:margin-right="0cm" fo:margin-top="0.101cm" fo:margin-bottom="0cm" loext:contextual-spacing="false" fo:text-indent="0cm" style:auto-text-indent="false"/>
      <style:text-properties fo:color="#000000" officeooo:rsid="002a8aea" officeooo:paragraph-rsid="002a8aea"/>
    </style:style>
    <style:style style:name="P52" style:family="paragraph" style:parent-style-name="Standard">
      <style:paragraph-properties fo:margin-left="2.498cm" fo:margin-right="0cm" fo:margin-top="0.101cm" fo:margin-bottom="0cm" loext:contextual-spacing="false" fo:text-indent="0cm" style:auto-text-indent="false"/>
      <style:text-properties fo:color="#000000" officeooo:rsid="002a8aea" officeooo:paragraph-rsid="0045570f"/>
    </style:style>
    <style:style style:name="P53" style:family="paragraph" style:parent-style-name="Standard">
      <style:paragraph-properties fo:margin-left="2.498cm" fo:margin-right="0cm" fo:margin-top="0.101cm" fo:margin-bottom="0cm" loext:contextual-spacing="false" fo:text-indent="0cm" style:auto-text-indent="false"/>
      <style:text-properties fo:color="#000000" style:font-name="Arial" officeooo:rsid="0028d9c9" officeooo:paragraph-rsid="0028d9c9"/>
    </style:style>
    <style:style style:name="P54" style:family="paragraph" style:parent-style-name="Standard">
      <style:paragraph-properties fo:margin-left="2.498cm" fo:margin-right="0cm" fo:margin-top="0.101cm" fo:margin-bottom="0cm" loext:contextual-spacing="false" fo:text-indent="0cm" style:auto-text-indent="false"/>
      <style:text-properties fo:color="#000000" style:font-name="Arial" officeooo:rsid="0028f386" officeooo:paragraph-rsid="0028f386"/>
    </style:style>
    <style:style style:name="P55" style:family="paragraph" style:parent-style-name="Standard">
      <style:paragraph-properties fo:margin-left="2.498cm" fo:margin-right="0cm" fo:margin-top="0.101cm" fo:margin-bottom="0cm" loext:contextual-spacing="false" fo:text-indent="0cm" style:auto-text-indent="false"/>
      <style:text-properties fo:color="#000000" style:font-name="Arial" officeooo:rsid="0029220f" officeooo:paragraph-rsid="0029220f"/>
    </style:style>
    <style:style style:name="P56" style:family="paragraph" style:parent-style-name="Standard">
      <style:paragraph-properties fo:margin-left="2.498cm" fo:margin-right="0cm" fo:margin-top="0.101cm" fo:margin-bottom="0cm" loext:contextual-spacing="false" fo:text-indent="0cm" style:auto-text-indent="false"/>
      <style:text-properties fo:color="#000000" style:font-name="Arial" officeooo:rsid="002a8aea" officeooo:paragraph-rsid="002a8aea"/>
    </style:style>
    <style:style style:name="P57" style:family="paragraph" style:parent-style-name="Standard">
      <style:paragraph-properties fo:margin-left="2.498cm" fo:margin-right="0cm" fo:margin-top="0.101cm" fo:margin-bottom="0cm" loext:contextual-spacing="false" fo:text-indent="0cm" style:auto-text-indent="false"/>
      <style:text-properties fo:color="#000000" style:font-name="Arial" officeooo:rsid="0045570f" officeooo:paragraph-rsid="0045570f"/>
    </style:style>
    <style:style style:name="P58" style:family="paragraph" style:parent-style-name="Standard">
      <style:paragraph-properties fo:margin-left="2.498cm" fo:margin-right="0cm" fo:margin-top="0.101cm" fo:margin-bottom="0cm" loext:contextual-spacing="false" fo:text-indent="0cm" style:auto-text-indent="false"/>
      <style:text-properties fo:color="#000000" style:font-name="Arial" officeooo:rsid="002b3e61" officeooo:paragraph-rsid="002b3e61"/>
    </style:style>
    <style:style style:name="P59" style:family="paragraph" style:parent-style-name="Standard">
      <style:paragraph-properties fo:margin-left="2.498cm" fo:margin-right="0cm" fo:margin-top="0.101cm" fo:margin-bottom="0cm" loext:contextual-spacing="false" fo:text-indent="0cm" style:auto-text-indent="false"/>
      <style:text-properties fo:color="#000000" style:font-name="Arial" officeooo:rsid="002b3e61" officeooo:paragraph-rsid="003e94ca"/>
    </style:style>
    <style:style style:name="P60" style:family="paragraph" style:parent-style-name="Standard">
      <style:paragraph-properties fo:margin-left="2.498cm" fo:margin-right="0cm" fo:margin-top="0.101cm" fo:margin-bottom="0cm" loext:contextual-spacing="false" fo:text-indent="0cm" style:auto-text-indent="false"/>
      <style:text-properties fo:color="#000000" style:font-name="Arial" officeooo:rsid="002b45ae" officeooo:paragraph-rsid="002b45ae"/>
    </style:style>
    <style:style style:name="P61" style:family="paragraph" style:parent-style-name="Standard">
      <style:paragraph-properties fo:margin-left="2.498cm" fo:margin-right="0cm" fo:margin-top="0.101cm" fo:margin-bottom="0cm" loext:contextual-spacing="false" fo:text-indent="0cm" style:auto-text-indent="false"/>
      <style:text-properties officeooo:rsid="002a8aea" officeooo:paragraph-rsid="002a8aea"/>
    </style:style>
    <style:style style:name="P62" style:family="paragraph" style:parent-style-name="Standard">
      <style:paragraph-properties fo:margin-left="2.498cm" fo:margin-right="0cm" fo:margin-top="0.101cm" fo:margin-bottom="0cm" loext:contextual-spacing="false" fo:text-indent="0cm" style:auto-text-indent="false"/>
      <style:text-properties officeooo:paragraph-rsid="002b3e61"/>
    </style:style>
    <style:style style:name="P63" style:family="paragraph" style:parent-style-name="Standard">
      <style:paragraph-properties fo:margin-left="2.498cm" fo:margin-right="0cm" fo:margin-top="0.101cm" fo:margin-bottom="0cm" loext:contextual-spacing="false" fo:text-indent="0cm" style:auto-text-indent="false"/>
      <style:text-properties officeooo:paragraph-rsid="003e94ca"/>
    </style:style>
    <style:style style:name="P64" style:family="paragraph" style:parent-style-name="Standard">
      <style:paragraph-properties fo:margin-left="2.498cm" fo:margin-right="0cm" fo:margin-top="0.101cm" fo:margin-bottom="0cm" loext:contextual-spacing="false" fo:text-indent="0cm" style:auto-text-indent="false"/>
      <style:text-properties officeooo:paragraph-rsid="002b45ae"/>
    </style:style>
    <style:style style:name="P65" style:family="paragraph" style:parent-style-name="Standard">
      <style:paragraph-properties fo:margin-top="0.101cm" fo:margin-bottom="0cm" loext:contextual-spacing="false"/>
      <style:text-properties fo:color="#000000" officeooo:rsid="002b45ae" officeooo:paragraph-rsid="002b45ae"/>
    </style:style>
    <style:style style:name="P66" style:family="paragraph" style:parent-style-name="Standard">
      <style:paragraph-properties fo:margin-top="0.101cm" fo:margin-bottom="0cm" loext:contextual-spacing="false"/>
      <style:text-properties fo:color="#000000" fo:font-size="15pt" officeooo:rsid="002cb123" officeooo:paragraph-rsid="002cb123" style:font-size-asian="15pt" style:font-size-complex="15pt"/>
    </style:style>
    <style:style style:name="P67" style:family="paragraph" style:parent-style-name="Standard">
      <style:paragraph-properties fo:margin-top="0.101cm" fo:margin-bottom="0cm" loext:contextual-spacing="false"/>
      <style:text-properties fo:color="#000000" style:font-name="Arial" officeooo:rsid="00256762" officeooo:paragraph-rsid="00256762"/>
    </style:style>
    <style:style style:name="P68" style:family="paragraph" style:parent-style-name="Standard">
      <style:paragraph-properties fo:margin-top="0.101cm" fo:margin-bottom="0cm" loext:contextual-spacing="false"/>
      <style:text-properties fo:color="#000000" style:font-name="Arial" officeooo:rsid="004021de" officeooo:paragraph-rsid="004021de"/>
    </style:style>
    <style:style style:name="P69" style:family="paragraph" style:parent-style-name="Standard">
      <style:paragraph-properties fo:margin-top="0.101cm" fo:margin-bottom="0cm" loext:contextual-spacing="false"/>
      <style:text-properties fo:color="#000000" style:font-name="Arial" officeooo:rsid="004021de" officeooo:paragraph-rsid="00490366"/>
    </style:style>
    <style:style style:name="P70" style:family="paragraph" style:parent-style-name="Standard">
      <style:paragraph-properties fo:margin-top="0.101cm" fo:margin-bottom="0cm" loext:contextual-spacing="false"/>
      <style:text-properties fo:color="#000000" style:font-name="Arial" officeooo:rsid="004021de" officeooo:paragraph-rsid="00496d74"/>
    </style:style>
    <style:style style:name="P71" style:family="paragraph" style:parent-style-name="Standard">
      <style:paragraph-properties fo:margin-top="0.101cm" fo:margin-bottom="0cm" loext:contextual-spacing="false"/>
      <style:text-properties fo:color="#000000" style:font-name="Arial" officeooo:rsid="002679b6" officeooo:paragraph-rsid="002679b6"/>
    </style:style>
    <style:style style:name="P72" style:family="paragraph" style:parent-style-name="Standard">
      <style:paragraph-properties fo:margin-top="0.101cm" fo:margin-bottom="0cm" loext:contextual-spacing="false"/>
      <style:text-properties fo:color="#000000" style:font-name="Arial" officeooo:rsid="0026ecba" officeooo:paragraph-rsid="0026ecba"/>
    </style:style>
    <style:style style:name="P73" style:family="paragraph" style:parent-style-name="Standard">
      <style:paragraph-properties fo:margin-top="0.101cm" fo:margin-bottom="0cm" loext:contextual-spacing="false"/>
      <style:text-properties fo:color="#000000" style:font-name="Arial" officeooo:rsid="0028d9c9" officeooo:paragraph-rsid="00413271"/>
    </style:style>
    <style:style style:name="P74" style:family="paragraph" style:parent-style-name="Standard">
      <style:paragraph-properties fo:margin-top="0.101cm" fo:margin-bottom="0cm" loext:contextual-spacing="false"/>
      <style:text-properties fo:color="#000000" style:font-name="Arial" officeooo:rsid="002b45ae" officeooo:paragraph-rsid="002b45ae"/>
    </style:style>
    <style:style style:name="P75" style:family="paragraph" style:parent-style-name="Standard">
      <style:paragraph-properties fo:margin-top="0.101cm" fo:margin-bottom="0cm" loext:contextual-spacing="false"/>
      <style:text-properties fo:color="#000000" style:font-name="Arial" fo:font-size="15pt" officeooo:rsid="002cb123" officeooo:paragraph-rsid="002cb123" style:font-size-asian="15pt" style:font-size-complex="15pt"/>
    </style:style>
    <style:style style:name="P76" style:family="paragraph" style:parent-style-name="Standard">
      <style:paragraph-properties fo:margin-top="0.101cm" fo:margin-bottom="0cm" loext:contextual-spacing="false"/>
      <style:text-properties fo:color="#000000" style:font-name="Arial" officeooo:rsid="002eb056" officeooo:paragraph-rsid="003e94ca"/>
    </style:style>
    <style:style style:name="P77" style:family="paragraph" style:parent-style-name="Standard">
      <style:paragraph-properties fo:margin-top="0.101cm" fo:margin-bottom="0cm" loext:contextual-spacing="false"/>
      <style:text-properties fo:color="#000000" style:font-name="Arial" officeooo:rsid="0046c6e1" officeooo:paragraph-rsid="0046c6e1"/>
    </style:style>
    <style:style style:name="P78" style:family="paragraph" style:parent-style-name="Standard">
      <style:paragraph-properties fo:margin-top="0.101cm" fo:margin-bottom="0cm" loext:contextual-spacing="false"/>
      <style:text-properties fo:color="#000000" style:font-name="Arial" officeooo:rsid="0048c554" officeooo:paragraph-rsid="0048c554"/>
    </style:style>
    <style:style style:name="P79" style:family="paragraph" style:parent-style-name="Standard">
      <style:paragraph-properties fo:margin-top="0.101cm" fo:margin-bottom="0cm" loext:contextual-spacing="false"/>
      <style:text-properties style:font-name="Arial" officeooo:rsid="00178b9a" officeooo:paragraph-rsid="00178b9a"/>
    </style:style>
    <style:style style:name="P80" style:family="paragraph" style:parent-style-name="Standard">
      <style:paragraph-properties fo:margin-top="0.101cm" fo:margin-bottom="0cm" loext:contextual-spacing="false"/>
      <style:text-properties style:font-name="Arial" officeooo:rsid="00178b9a" officeooo:paragraph-rsid="004295e0"/>
    </style:style>
    <style:style style:name="P81" style:family="paragraph" style:parent-style-name="Standard">
      <style:paragraph-properties fo:margin-top="0.101cm" fo:margin-bottom="0cm" loext:contextual-spacing="false"/>
      <style:text-properties style:font-name="Arial" officeooo:rsid="0018def2" officeooo:paragraph-rsid="0018def2"/>
    </style:style>
    <style:style style:name="P82" style:family="paragraph" style:parent-style-name="Standard">
      <style:paragraph-properties fo:margin-top="0.101cm" fo:margin-bottom="0cm" loext:contextual-spacing="false"/>
      <style:text-properties style:font-name="Arial" officeooo:rsid="004021de" officeooo:paragraph-rsid="004021de"/>
    </style:style>
    <style:style style:name="P83" style:family="paragraph" style:parent-style-name="Standard">
      <style:paragraph-properties fo:margin-top="0.101cm" fo:margin-bottom="0cm" loext:contextual-spacing="false"/>
      <style:text-properties style:font-name="Arial" officeooo:rsid="001a54e4" officeooo:paragraph-rsid="001a54e4"/>
    </style:style>
    <style:style style:name="P84" style:family="paragraph" style:parent-style-name="Standard">
      <style:paragraph-properties fo:margin-top="0.101cm" fo:margin-bottom="0cm" loext:contextual-spacing="false"/>
      <style:text-properties style:font-name="Arial" officeooo:rsid="00201eea" officeooo:paragraph-rsid="004021de"/>
    </style:style>
    <style:style style:name="P85" style:family="paragraph" style:parent-style-name="Standard">
      <style:paragraph-properties fo:margin-top="0.101cm" fo:margin-bottom="0cm" loext:contextual-spacing="false"/>
      <style:text-properties officeooo:rsid="004021de" officeooo:paragraph-rsid="004021de"/>
    </style:style>
    <style:style style:name="P86" style:family="paragraph" style:parent-style-name="Standard">
      <style:paragraph-properties fo:margin-top="0.101cm" fo:margin-bottom="0cm" loext:contextual-spacing="false"/>
      <style:text-properties officeooo:paragraph-rsid="00413271"/>
    </style:style>
    <style:style style:name="P87" style:family="paragraph" style:parent-style-name="Standard">
      <style:paragraph-properties fo:margin-top="0.101cm" fo:margin-bottom="0cm" loext:contextual-spacing="false"/>
      <style:text-properties officeooo:rsid="002b45ae" officeooo:paragraph-rsid="002b45ae"/>
    </style:style>
    <style:style style:name="P88" style:family="paragraph" style:parent-style-name="Standard">
      <style:paragraph-properties fo:margin-top="0.101cm" fo:margin-bottom="0cm" loext:contextual-spacing="false"/>
      <style:text-properties officeooo:rsid="002cb123" officeooo:paragraph-rsid="003e94ca"/>
    </style:style>
    <style:style style:name="P89" style:family="paragraph" style:parent-style-name="Standard">
      <style:paragraph-properties fo:margin-top="0.101cm" fo:margin-bottom="0cm" loext:contextual-spacing="false"/>
      <style:text-properties officeooo:rsid="002cb123" officeooo:paragraph-rsid="0045570f"/>
    </style:style>
    <style:style style:name="P90" style:family="paragraph" style:parent-style-name="Standard">
      <style:paragraph-properties fo:margin-top="0.101cm" fo:margin-bottom="0cm" loext:contextual-spacing="false"/>
      <style:text-properties officeooo:paragraph-rsid="004d78ae"/>
    </style:style>
    <style:style style:name="P91" style:family="paragraph" style:parent-style-name="Standard">
      <style:paragraph-properties fo:margin-top="0.101cm" fo:margin-bottom="0cm" loext:contextual-spacing="false"/>
      <style:text-properties officeooo:paragraph-rsid="0048c554"/>
    </style:style>
    <style:style style:name="P92" style:family="paragraph" style:parent-style-name="Standard">
      <style:paragraph-properties fo:margin-top="0.101cm" fo:margin-bottom="0cm" loext:contextual-spacing="false"/>
      <style:text-properties officeooo:paragraph-rsid="00490366"/>
    </style:style>
    <style:style style:name="P93" style:family="paragraph" style:parent-style-name="Standard">
      <style:paragraph-properties fo:margin-top="0.101cm" fo:margin-bottom="0cm" loext:contextual-spacing="false"/>
      <style:text-properties officeooo:paragraph-rsid="00496d74"/>
    </style:style>
    <style:style style:name="P94" style:family="paragraph" style:parent-style-name="Standard">
      <style:paragraph-properties fo:margin-top="0.199cm" fo:margin-bottom="0cm" loext:contextual-spacing="false"/>
      <style:text-properties style:font-name="Arial" fo:font-size="15pt" officeooo:rsid="003e94ca" officeooo:paragraph-rsid="003e94ca" style:font-size-asian="15pt" style:font-size-complex="15pt"/>
    </style:style>
    <style:style style:name="P95" style:family="paragraph" style:parent-style-name="Standard">
      <style:paragraph-properties fo:text-align="center" style:justify-single-word="false"/>
      <style:text-properties style:font-name="Arial" fo:font-size="15pt" officeooo:rsid="003e94ca" officeooo:paragraph-rsid="003e94ca" style:font-size-asian="15pt" style:font-size-complex="15pt"/>
    </style:style>
    <style:style style:name="P96" style:family="paragraph" style:parent-style-name="Standard">
      <style:text-properties style:font-name="Arial" fo:font-size="16pt" officeooo:rsid="003e94ca" officeooo:paragraph-rsid="003e94ca" style:font-size-asian="16pt" style:font-size-complex="16pt"/>
    </style:style>
    <style:style style:name="P97" style:family="paragraph" style:parent-style-name="Standard" style:list-style-name="L1">
      <style:paragraph-properties fo:margin-top="0.199cm" fo:margin-bottom="0cm" loext:contextual-spacing="false"/>
      <style:text-properties style:font-name="Arial" fo:font-size="15pt" officeooo:rsid="003e94ca" officeooo:paragraph-rsid="003e94ca" style:font-size-asian="15pt" style:font-size-complex="15pt"/>
    </style:style>
    <style:style style:name="P98" style:family="paragraph" style:parent-style-name="Standard" style:list-style-name="L1">
      <style:paragraph-properties fo:margin-top="0.199cm" fo:margin-bottom="0cm" loext:contextual-spacing="false"/>
      <style:text-properties style:font-name="Arial" fo:font-size="12pt" officeooo:rsid="0019990b" officeooo:paragraph-rsid="00413271" style:font-size-asian="12pt" style:font-size-complex="12pt"/>
    </style:style>
    <style:style style:name="P99" style:family="paragraph" style:parent-style-name="Standard" style:list-style-name="L1">
      <style:paragraph-properties fo:margin-top="0.199cm" fo:margin-bottom="0cm" loext:contextual-spacing="false"/>
      <style:text-properties style:font-name="Arial" fo:font-size="12pt" officeooo:rsid="004021de" officeooo:paragraph-rsid="00413271" style:font-size-asian="12pt" style:font-size-complex="12pt"/>
    </style:style>
    <style:style style:name="P100" style:family="paragraph" style:parent-style-name="Standard" style:list-style-name="L2">
      <style:paragraph-properties fo:margin-top="0.199cm" fo:margin-bottom="0cm" loext:contextual-spacing="false"/>
      <style:text-properties style:font-name="Arial" officeooo:rsid="004021de" officeooo:paragraph-rsid="00413271"/>
    </style:style>
    <style:style style:name="P101" style:family="paragraph" style:parent-style-name="Standard" style:list-style-name="L2">
      <style:paragraph-properties fo:margin-top="0.199cm" fo:margin-bottom="0cm" loext:contextual-spacing="false"/>
      <style:text-properties style:font-name="Arial" officeooo:rsid="0019990b" officeooo:paragraph-rsid="00413271"/>
    </style:style>
    <style:style style:name="P102" style:family="paragraph" style:parent-style-name="Standard" style:list-style-name="L2">
      <style:paragraph-properties fo:margin-top="0.199cm" fo:margin-bottom="0cm" loext:contextual-spacing="false"/>
      <style:text-properties style:font-name="Arial" officeooo:rsid="0046c6e1" officeooo:paragraph-rsid="0046c6e1"/>
    </style:style>
    <style:style style:name="P103" style:family="paragraph" style:parent-style-name="Standard" style:list-style-name="L2">
      <style:paragraph-properties fo:margin-top="0.199cm" fo:margin-bottom="0cm" loext:contextual-spacing="false"/>
      <style:text-properties fo:color="#000000" style:font-name="Arial" fo:font-size="12pt" officeooo:rsid="004021de" officeooo:paragraph-rsid="00413271" style:font-size-asian="12pt" style:font-size-complex="12pt"/>
    </style:style>
    <style:style style:name="P104" style:family="paragraph" style:parent-style-name="Standard">
      <style:paragraph-properties fo:margin-top="0.101cm" fo:margin-bottom="0cm" loext:contextual-spacing="false"/>
      <style:text-properties style:font-name="Arial" officeooo:rsid="0046c6e1" officeooo:paragraph-rsid="001a54e4"/>
    </style:style>
    <style:style style:name="P105" style:family="paragraph" style:parent-style-name="Standard">
      <style:paragraph-properties fo:margin-top="0.101cm" fo:margin-bottom="0cm" loext:contextual-spacing="false"/>
      <style:text-properties style:font-name="Arial" style:text-underline-style="solid" style:text-underline-width="auto" style:text-underline-color="font-color" officeooo:rsid="0018def2" officeooo:paragraph-rsid="00413271"/>
    </style:style>
    <style:style style:name="P106" style:family="paragraph" style:parent-style-name="Standard">
      <style:paragraph-properties fo:margin-top="0.101cm" fo:margin-bottom="0cm" loext:contextual-spacing="false"/>
      <style:text-properties style:font-name="Arial" officeooo:rsid="00201eea" officeooo:paragraph-rsid="004021de"/>
    </style:style>
    <style:style style:name="P107" style:family="paragraph" style:parent-style-name="Standard">
      <style:paragraph-properties fo:margin-top="0.101cm" fo:margin-bottom="0cm" loext:contextual-spacing="false"/>
      <style:text-properties fo:color="#000000" style:font-name="Arial" officeooo:rsid="004eccc5" officeooo:paragraph-rsid="004eccc5"/>
    </style:style>
    <style:style style:name="P108" style:family="paragraph" style:parent-style-name="Standard" style:list-style-name="L3">
      <style:paragraph-properties fo:margin-top="0.101cm" fo:margin-bottom="0cm" loext:contextual-spacing="false"/>
      <style:text-properties fo:color="#000000" style:font-name="Arial" officeooo:rsid="0048c554" officeooo:paragraph-rsid="0048c554"/>
    </style:style>
    <style:style style:name="P109" style:family="paragraph" style:parent-style-name="Standard">
      <style:paragraph-properties fo:margin-top="0.101cm" fo:margin-bottom="0cm" loext:contextual-spacing="false"/>
      <style:text-properties fo:color="#000000" style:font-name="Arial" fo:font-size="15pt" style:text-underline-style="solid" style:text-underline-width="auto" style:text-underline-color="font-color" officeooo:rsid="003e94ca" officeooo:paragraph-rsid="002b45ae" style:font-size-asian="15pt" style:font-size-complex="15pt"/>
    </style:style>
    <style:style style:name="P110" style:family="paragraph" style:parent-style-name="Standard">
      <style:paragraph-properties fo:margin-top="0.101cm" fo:margin-bottom="0cm" loext:contextual-spacing="false"/>
      <style:text-properties fo:color="#000000" style:font-name="Arial" officeooo:rsid="004a4f74" officeooo:paragraph-rsid="00532be3"/>
    </style:style>
    <style:style style:name="P111" style:family="paragraph" style:parent-style-name="Standard">
      <style:paragraph-properties fo:margin-top="0.101cm" fo:margin-bottom="0cm" loext:contextual-spacing="false"/>
      <style:text-properties fo:color="#000000" style:font-name="Arial" officeooo:rsid="00532be3" officeooo:paragraph-rsid="00532be3"/>
    </style:style>
    <style:style style:name="P112" style:family="paragraph" style:parent-style-name="Standard">
      <style:paragraph-properties fo:margin-left="2.498cm" fo:margin-right="0cm" fo:margin-top="0.101cm" fo:margin-bottom="0cm" loext:contextual-spacing="false" fo:text-indent="0cm" style:auto-text-indent="false"/>
      <style:text-properties fo:color="#000000" style:font-name="Arial" officeooo:rsid="0029220f" officeooo:paragraph-rsid="0029220f"/>
    </style:style>
    <style:style style:name="P113" style:family="paragraph" style:parent-style-name="Standard">
      <style:paragraph-properties fo:margin-left="1.249cm" fo:margin-right="0cm" fo:margin-top="0.101cm" fo:margin-bottom="0cm" loext:contextual-spacing="false" fo:text-indent="0cm" style:auto-text-indent="false"/>
      <style:text-properties officeooo:paragraph-rsid="0053ae5e"/>
    </style:style>
    <style:style style:name="P114" style:family="paragraph" style:parent-style-name="Standard">
      <style:paragraph-properties fo:margin-left="1.249cm" fo:margin-right="0cm" fo:margin-top="0.101cm" fo:margin-bottom="0cm" loext:contextual-spacing="false" fo:text-indent="0cm" style:auto-text-indent="false"/>
      <style:text-properties style:font-name="Arial" officeooo:rsid="001cfabc" officeooo:paragraph-rsid="00540c28"/>
    </style:style>
    <style:style style:name="P115" style:family="paragraph" style:parent-style-name="Standard">
      <style:paragraph-properties fo:margin-left="1.249cm" fo:margin-right="0cm" fo:margin-top="0.101cm" fo:margin-bottom="0cm" loext:contextual-spacing="false" fo:text-indent="0cm" style:auto-text-indent="false"/>
      <style:text-properties fo:color="#000000" style:font-name="Arial" officeooo:rsid="002a8aea" officeooo:paragraph-rsid="00413271"/>
    </style:style>
    <style:style style:name="T1" style:family="text">
      <style:text-properties fo:font-weight="bold" style:font-weight-asian="bold" style:font-weight-complex="bold"/>
    </style:style>
    <style:style style:name="T2" style:family="text">
      <style:text-properties officeooo:rsid="001cfabc"/>
    </style:style>
    <style:style style:name="T3" style:family="text">
      <style:text-properties officeooo:rsid="001eb7bb"/>
    </style:style>
    <style:style style:name="T4" style:family="text">
      <style:text-properties style:font-name="Arial"/>
    </style:style>
    <style:style style:name="T5" style:family="text">
      <style:text-properties style:font-name="Arial" officeooo:rsid="001ebad5"/>
    </style:style>
    <style:style style:name="T6" style:family="text">
      <style:text-properties style:font-name="Arial" officeooo:rsid="00355a9d"/>
    </style:style>
    <style:style style:name="T7" style:family="text">
      <style:text-properties style:font-name="Arial" officeooo:rsid="00178b9a"/>
    </style:style>
    <style:style style:name="T8" style:family="text">
      <style:text-properties style:font-name="Arial" officeooo:rsid="003e94ca"/>
    </style:style>
    <style:style style:name="T9" style:family="text">
      <style:text-properties style:font-name="Arial" officeooo:rsid="00201eea"/>
    </style:style>
    <style:style style:name="T10" style:family="text">
      <style:text-properties style:font-name="Arial" officeooo:rsid="00222835"/>
    </style:style>
    <style:style style:name="T11" style:family="text">
      <style:text-properties style:font-name="Arial" officeooo:rsid="003752fc"/>
    </style:style>
    <style:style style:name="T12" style:family="text">
      <style:text-properties style:font-name="Arial" officeooo:rsid="0037b707"/>
    </style:style>
    <style:style style:name="T13" style:family="text">
      <style:text-properties style:font-name="Arial" officeooo:rsid="0038ee3e"/>
    </style:style>
    <style:style style:name="T14" style:family="text">
      <style:text-properties style:font-name="Arial" officeooo:rsid="003bc6c1"/>
    </style:style>
    <style:style style:name="T15" style:family="text">
      <style:text-properties style:font-name="Arial" officeooo:rsid="002cb123"/>
    </style:style>
    <style:style style:name="T16" style:family="text">
      <style:text-properties style:font-name="Arial" style:text-underline-style="solid" style:text-underline-width="auto" style:text-underline-color="font-color" officeooo:rsid="003e94ca"/>
    </style:style>
    <style:style style:name="T17" style:family="text">
      <style:text-properties style:font-name="Arial" officeooo:rsid="00413271"/>
    </style:style>
    <style:style style:name="T18" style:family="text">
      <style:text-properties style:font-name="Arial" officeooo:rsid="001ebaf5"/>
    </style:style>
    <style:style style:name="T19" style:family="text">
      <style:text-properties style:font-name="Arial" officeooo:rsid="00429b50"/>
    </style:style>
    <style:style style:name="T20" style:family="text">
      <style:text-properties style:font-name="Arial" officeooo:rsid="003ca2c3"/>
    </style:style>
    <style:style style:name="T21" style:family="text">
      <style:text-properties style:font-name="Arial" officeooo:rsid="00437a55"/>
    </style:style>
    <style:style style:name="T22" style:family="text">
      <style:text-properties style:font-name="Arial" officeooo:rsid="0045570f"/>
    </style:style>
    <style:style style:name="T23" style:family="text">
      <style:text-properties style:font-name="Arial" officeooo:rsid="0018def2"/>
    </style:style>
    <style:style style:name="T24" style:family="text">
      <style:text-properties style:font-name="Arial" officeooo:rsid="0030b861"/>
    </style:style>
    <style:style style:name="T25" style:family="text">
      <style:text-properties style:font-name="Arial" fo:font-weight="bold" officeooo:rsid="0018def2" style:font-weight-asian="bold" style:font-weight-complex="bold"/>
    </style:style>
    <style:style style:name="T26" style:family="text">
      <style:text-properties style:font-name="Arial" officeooo:rsid="004d78ae"/>
    </style:style>
    <style:style style:name="T27" style:family="text">
      <style:text-properties style:font-name="Arial" officeooo:rsid="0031f4ad"/>
    </style:style>
    <style:style style:name="T28" style:family="text">
      <style:text-properties style:font-name="Arial" officeooo:rsid="0053ae5e"/>
    </style:style>
    <style:style style:name="T29" style:family="text">
      <style:text-properties style:font-name="Arial" officeooo:rsid="005683f7"/>
    </style:style>
    <style:style style:name="T30" style:family="text">
      <style:text-properties fo:color="#ce181e" style:font-name="Arial"/>
    </style:style>
    <style:style style:name="T31" style:family="text">
      <style:text-properties fo:color="#000000" style:font-name="Arial"/>
    </style:style>
    <style:style style:name="T32" style:family="text">
      <style:text-properties fo:color="#000000" style:font-name="Arial" officeooo:rsid="0023c2ad"/>
    </style:style>
    <style:style style:name="T33" style:family="text">
      <style:text-properties fo:color="#000000" style:font-name="Arial" officeooo:rsid="00256762"/>
    </style:style>
    <style:style style:name="T34" style:family="text">
      <style:text-properties fo:color="#000000" style:font-name="Arial" officeooo:rsid="0028d9c9"/>
    </style:style>
    <style:style style:name="T35" style:family="text">
      <style:text-properties fo:color="#000000" style:font-name="Arial" officeooo:rsid="002a8aea"/>
    </style:style>
    <style:style style:name="T36" style:family="text">
      <style:text-properties fo:color="#000000" style:font-name="Arial" officeooo:rsid="002b3e61"/>
    </style:style>
    <style:style style:name="T37" style:family="text">
      <style:text-properties fo:color="#000000" style:font-name="Arial" officeooo:rsid="002b45ae"/>
    </style:style>
    <style:style style:name="T38" style:family="text">
      <style:text-properties fo:color="#000000" style:font-name="Arial" officeooo:rsid="002eb056"/>
    </style:style>
    <style:style style:name="T39" style:family="text">
      <style:text-properties fo:color="#000000" style:font-name="Arial" officeooo:rsid="0038ee3e"/>
    </style:style>
    <style:style style:name="T40" style:family="text">
      <style:text-properties fo:color="#000000" style:font-name="Arial" officeooo:rsid="003a22b5"/>
    </style:style>
    <style:style style:name="T41" style:family="text">
      <style:text-properties fo:color="#000000" style:font-name="Arial" officeooo:rsid="003bc6c1"/>
    </style:style>
    <style:style style:name="T42" style:family="text">
      <style:text-properties fo:color="#000000" style:font-name="Arial" officeooo:rsid="00201eea"/>
    </style:style>
    <style:style style:name="T43" style:family="text">
      <style:text-properties fo:color="#000000" style:font-name="Arial" officeooo:rsid="003ca2c3"/>
    </style:style>
    <style:style style:name="T44" style:family="text">
      <style:text-properties fo:color="#000000" style:font-name="Arial" officeooo:rsid="0021010e"/>
    </style:style>
    <style:style style:name="T45" style:family="text">
      <style:text-properties fo:color="#000000" style:font-name="Arial" officeooo:rsid="0022b62b"/>
    </style:style>
    <style:style style:name="T46" style:family="text">
      <style:text-properties fo:color="#000000" style:font-name="Arial" officeooo:rsid="003e94ca"/>
    </style:style>
    <style:style style:name="T47" style:family="text">
      <style:text-properties fo:color="#000000" style:font-name="Arial" officeooo:rsid="00429b50"/>
    </style:style>
    <style:style style:name="T48" style:family="text">
      <style:text-properties fo:color="#000000" style:font-name="Arial" officeooo:rsid="0037b707"/>
    </style:style>
    <style:style style:name="T49" style:family="text">
      <style:text-properties fo:color="#000000" style:font-name="Arial" officeooo:rsid="00437a55"/>
    </style:style>
    <style:style style:name="T50" style:family="text">
      <style:text-properties fo:color="#000000" style:font-name="Arial" officeooo:rsid="0045570f"/>
    </style:style>
    <style:style style:name="T51" style:family="text">
      <style:text-properties fo:color="#000000" style:font-name="Arial" officeooo:rsid="0046c6e1"/>
    </style:style>
    <style:style style:name="T52" style:family="text">
      <style:text-properties fo:color="#000000" style:font-name="Arial" officeooo:rsid="004a4f74"/>
    </style:style>
    <style:style style:name="T53" style:family="text">
      <style:text-properties fo:color="#000000" style:font-name="Arial" officeooo:rsid="0026ecba"/>
    </style:style>
    <style:style style:name="T54" style:family="text">
      <style:text-properties fo:color="#000000" style:font-name="Arial" officeooo:rsid="004bc542"/>
    </style:style>
    <style:style style:name="T55" style:family="text">
      <style:text-properties fo:color="#000000" style:font-name="Arial" officeooo:rsid="004d78ae"/>
    </style:style>
    <style:style style:name="T56" style:family="text">
      <style:text-properties fo:color="#000000" style:font-name="Arial" officeooo:rsid="004021de"/>
    </style:style>
    <style:style style:name="T57" style:family="text">
      <style:text-properties fo:color="#000000" style:font-name="Arial" fo:font-size="12pt" officeooo:rsid="004021de" style:font-size-asian="12pt" style:font-size-complex="12pt"/>
    </style:style>
    <style:style style:name="T58" style:family="text">
      <style:text-properties fo:color="#000000" style:font-name="Arial" fo:font-size="12pt" officeooo:rsid="0050ec46" style:font-size-asian="12pt" style:font-size-complex="12pt"/>
    </style:style>
    <style:style style:name="T59" style:family="text">
      <style:text-properties fo:color="#000000" style:font-name="Arial" fo:font-size="12pt" officeooo:rsid="0051df6e" style:font-size-asian="12pt" style:font-size-complex="12pt"/>
    </style:style>
    <style:style style:name="T60" style:family="text">
      <style:text-properties fo:color="#000000" style:font-name="Arial" fo:font-size="12pt" officeooo:rsid="005675cc" style:font-size-asian="12pt" style:font-size-complex="12pt"/>
    </style:style>
    <style:style style:name="T61" style:family="text">
      <style:text-properties fo:color="#000000" style:font-name="Arial" officeooo:rsid="00540c28"/>
    </style:style>
    <style:style style:name="T62" style:family="text">
      <style:text-properties fo:color="#000000" style:font-name="Arial" officeooo:rsid="005683f7"/>
    </style:style>
    <style:style style:name="T63" style:family="text">
      <style:text-properties officeooo:rsid="002f00a1"/>
    </style:style>
    <style:style style:name="T64" style:family="text">
      <style:text-properties officeooo:rsid="0030b861"/>
    </style:style>
    <style:style style:name="T65" style:family="text">
      <style:text-properties officeooo:rsid="0031f4ad"/>
    </style:style>
    <style:style style:name="T66" style:family="text">
      <style:text-properties officeooo:rsid="003380ca"/>
    </style:style>
    <style:style style:name="T67" style:family="text">
      <style:text-properties officeooo:rsid="00349e2b"/>
    </style:style>
    <style:style style:name="T68" style:family="text">
      <style:text-properties officeooo:rsid="00355a9d"/>
    </style:style>
    <style:style style:name="T69" style:family="text">
      <style:text-properties officeooo:rsid="003e94ca"/>
    </style:style>
    <style:style style:name="T70" style:family="text">
      <style:text-properties style:text-underline-style="solid" style:text-underline-width="auto" style:text-underline-color="font-color"/>
    </style:style>
    <style:style style:name="T71" style:family="text">
      <style:text-properties fo:font-size="15pt" style:text-underline-style="solid" style:text-underline-width="auto" style:text-underline-color="font-color" officeooo:rsid="003e94ca" style:font-size-asian="15pt" style:font-size-complex="15pt"/>
    </style:style>
    <style:style style:name="T72" style:family="text">
      <style:text-properties fo:font-size="15pt" fo:font-style="normal" style:text-underline-style="solid" style:text-underline-width="auto" style:text-underline-color="font-color" officeooo:rsid="003e94ca" style:font-size-asian="15pt" style:font-style-asian="normal" style:font-size-complex="15pt" style:font-style-complex="normal"/>
    </style:style>
    <style:style style:name="T73" style:family="text">
      <style:text-properties fo:font-size="15pt" officeooo:rsid="00178b9a" style:font-size-asian="15pt" style:font-size-complex="15pt"/>
    </style:style>
    <style:style style:name="T74" style:family="text">
      <style:text-properties fo:font-size="15pt" officeooo:rsid="003e94ca" style:font-size-asian="15pt" style:font-size-complex="15pt"/>
    </style:style>
    <style:style style:name="T75" style:family="text">
      <style:text-properties fo:font-size="15pt" officeooo:rsid="00413271" style:font-size-asian="15pt" style:font-size-complex="15pt"/>
    </style:style>
    <style:style style:name="T76" style:family="text">
      <style:text-properties style:text-underline-style="none"/>
    </style:style>
    <style:style style:name="T77" style:family="text">
      <style:text-properties officeooo:rsid="00413271"/>
    </style:style>
    <style:style style:name="T78" style:family="text">
      <style:text-properties officeooo:rsid="004295e0"/>
    </style:style>
    <style:style style:name="T79" style:family="text">
      <style:text-properties officeooo:rsid="0046c6e1"/>
    </style:style>
    <style:style style:name="T80" style:family="text">
      <style:text-properties officeooo:rsid="0048c554"/>
    </style:style>
    <style:style style:name="T81" style:family="text">
      <style:text-properties fo:font-size="12pt" style:font-size-asian="12pt" style:font-size-complex="12pt"/>
    </style:style>
    <style:style style:name="T82" style:family="text">
      <style:text-properties fo:font-size="12pt" officeooo:rsid="00496d74" style:font-size-asian="12pt" style:font-size-complex="12pt"/>
    </style:style>
    <style:style style:name="T83" style:family="text">
      <style:text-properties fo:font-size="12pt" officeooo:rsid="0050ec46" style:font-size-asian="12pt" style:font-size-complex="12pt"/>
    </style:style>
    <style:style style:name="T84" style:family="text">
      <style:text-properties fo:font-size="12pt" officeooo:rsid="0051df6e" style:font-size-asian="12pt" style:font-size-complex="12pt"/>
    </style:style>
    <style:style style:name="T85" style:family="text">
      <style:text-properties officeooo:rsid="00490366"/>
    </style:style>
    <style:style style:name="T86" style:family="text">
      <style:text-properties officeooo:rsid="00496d74"/>
    </style:style>
    <style:style style:name="T87" style:family="text">
      <style:text-properties officeooo:rsid="004bc542"/>
    </style:style>
    <style:style style:name="T88" style:family="text">
      <style:text-properties officeooo:rsid="004d78ae"/>
    </style:style>
    <style:style style:name="T89" style:family="text">
      <style:text-properties officeooo:rsid="00540c28"/>
    </style:style>
    <style:style style:name="T90" style:family="text">
      <style:text-properties officeooo:rsid="005683f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Dokumentation Projekt: </text:p>
      <text:p text:style-name="P2"/>
      <text:p text:style-name="P6"><text:span text:style-name="T7">Online-Schach über eine Datenban</text:span><text:span text:style-name="T8">k mit Webseite</text:span></text:p>
      <text:p text:style-name="P3"/>
      <text:p text:style-name="P7"><text:span text:style-name="T4">von </text:span><text:span text:style-name="T8">J</text:span><text:span text:style-name="T4">an Weber und Alexander Aisenbrey (KS2)</text:span></text:p>
      <text:p text:style-name="P3"/>
      <text:p text:style-name="P94"><text:span text:style-name="T70">Gliederung</text:span>:</text:p>
      <text:list xml:id="list1646708808" text:style-name="L1">
        <text:list-item>
          <text:p text:style-name="P97">Idee und Ziel</text:p>
        </text:list-item>
        <text:list-item>
          <text:p text:style-name="P97">Konzept</text:p>
          <text:list>
            <text:list-item>
              <text:p text:style-name="P98">Sprachen</text:p>
            </text:list-item>
            <text:list-item>
              <text:p text:style-name="P99">Aufgabenverteilung</text:p>
            </text:list-item>
            <text:list-item>
              <text:p text:style-name="P99">Zusammenarbeit</text:p>
            </text:list-item>
          </text:list>
        </text:list-item>
        <text:list-item>
          <text:p text:style-name="P97">Umsetzung</text:p>
        </text:list-item>
      </text:list>
      <text:list xml:id="list2843729109" text:style-name="L2">
        <text:list-item>
          <text:list>
            <text:list-item>
              <text:p text:style-name="P100">Webserver</text:p>
            </text:list-item>
            <text:list-item>
              <text:p text:style-name="P100">Statische Webseite</text:p>
            </text:list-item>
            <text:list-item>
              <text:p text:style-name="P100">LogIn-System</text:p>
            </text:list-item>
            <text:list-item>
              <text:p text:style-name="P100">Dark-/Light-Mode</text:p>
            </text:list-item>
            <text:list-item>
              <text:p text:style-name="P100">Menü-Leiste</text:p>
            </text:list-item>
            <text:list-item>
              <text:p text:style-name="P100">Bac<text:span text:style-name="T77">k</text:span>end</text:p>
            </text:list-item>
            <text:list-item>
              <text:p text:style-name="P101">Chat</text:p>
            </text:list-item>
            <text:list-item>
              <text:p text:style-name="P101">Homepage</text:p>
            </text:list-item>
            <text:list-item>
              <text:p text:style-name="P102">Schachprogrammierung</text:p>
            </text:list-item>
            <text:list-item>
              <text:p text:style-name="P103">Schach trifft Webseite</text:p>
            </text:list-item>
          </text:list>
        </text:list-item>
      </text:list>
      <text:list xml:id="list140817569494081" text:continue-list="list1646708808" text:style-name="L1">
        <text:list-item>
          <text:p text:style-name="P97">Fazit</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ext:p text:style-name="P105"><text:soft-page-break/><text:span text:style-name="T73">I</text:span><text:span text:style-name="T74">dee </text:span><text:span text:style-name="T75">und </text:span><text:span text:style-name="T74">Ziel</text:span><text:span text:style-name="T69">:</text:span></text:p>
      <text:p text:style-name="P81"/>
      <text:p text:style-name="P80"><text:span text:style-name="T78">Unsere Idee war e</text:span>in online-multiplayer-Schach <text:span text:style-name="T78">zu programmieren.</text:span></text:p>
      <text:p text:style-name="P80"/>
      <text:p text:style-name="P79">Die meisten Schachwebseiten haben leider immer einen eingebauten Timer, der das gemütliche Schachspielen unmöglich macht. </text:p>
      <text:p text:style-name="P79"><text:span text:style-name="T63">Deshalb </text:span>wollten <text:span text:style-name="T63">wir </text:span>ein zwangloses Schachspiel mit einem zusätzlichen Chat <text:span text:style-name="T64">programmieren</text:span>, der einen Austausch zwischen den beiden Spielern ermöglichen soll.</text:p>
      <text:p text:style-name="P81">Um jedes Spiel einem bestimmten Spieler-Paar zuordnen zu können, war uns klar, das<text:span text:style-name="T64">s </text:span>wir ein Log-In-System benötigen würden.</text:p>
      <text:p text:style-name="P81"/>
      <text:p text:style-name="P81"><text:span text:style-name="T71">Konzept</text:span>:</text:p>
      <text:p text:style-name="P81"/>
      <text:p text:style-name="P82"><text:span text:style-name="T76">Sprachen</text:span>:</text:p>
      <text:p text:style-name="P8"/>
      <text:p text:style-name="P39"><text:span text:style-name="T23">Da wir das ganze Spiel online spielen und somit keine </text:span><text:span text:style-name="T24">he</text:span><text:span text:style-name="T23">runterladbare oder installierbare Version </text:span><text:span text:style-name="T24">verwenden wollten</text:span><text:span text:style-name="T23">, war schnell klar, das</text:span><text:span text:style-name="T24">s</text:span><text:span text:style-name="T23"> wir </text:span><text:span text:style-name="T25">Javascript</text:span><text:span text:style-name="T23"> als Skriptsprache für das Schachspiel </text:span><text:span text:style-name="T26">verwenden</text:span><text:span text:style-name="T23"> würden.</text:span></text:p>
      <text:p text:style-name="P8">Da wir eine Webseite als Umgebung gebraucht haben, waren <text:span text:style-name="T1">HTML</text:span> und <text:span text:style-name="T1">CSS</text:span> die üblichen Verdächtigen.</text:p>
      <text:p text:style-name="P113"><text:span text:style-name="T23">Um das </text:span><text:span text:style-name="T27">G</text:span><text:span text:style-name="T23">anze speicherbar zu machen und um alle User geräteunabhängig ansprechen </text:span><text:span text:style-name="T27">zu können</text:span><text:span text:style-name="T23">, </text:span><text:span text:style-name="T28">benötigen</text:span><text:span text:style-name="T23"> wir eine</text:span><text:span text:style-name="T28">n Server </text:span><text:span text:style-name="T23">mit Datenbank. Dazu diente mein </text:span><text:span text:style-name="T28">(Jans)</text:span><text:span text:style-name="T23"> </text:span><text:span text:style-name="T25">RaspberryPi</text:span><text:span text:style-name="T23"> </text:span><text:span text:style-name="T25">3B</text:span><text:span text:style-name="T23"> und eine MariaDB mit </text:span><text:span text:style-name="T25">MySQL</text:span><text:span text:style-name="T23"> als Datenbank.</text:span></text:p>
      <text:p text:style-name="P8">Um die Lücke zwischen Client und Datenbank zu füllen, wählten wir als serverseitige Skriptsprache <text:span text:style-name="T1">PHP</text:span>.</text:p>
      <text:p text:style-name="P8"/>
      <text:p text:style-name="P8">Mit diesem Setup bestehend aus Server, Datenbank, PHP, HTML, CSS und Js konnten wir unser Projekt <text:span text:style-name="T65">vollständig </text:span>umsetzen.</text:p>
      <text:p text:style-name="P8"/>
      <text:p text:style-name="P82">Aufgabenverteilung:</text:p>
      <text:p text:style-name="P8"/>
      <text:p text:style-name="P8">Unsere Aufgaben waren klar verteilt:</text:p>
      <text:p text:style-name="P39"><text:span text:style-name="T26">Jan</text:span><text:span text:style-name="T23"> </text:span><text:span text:style-name="T27">kümmerte </text:span><text:span text:style-name="T26">sich</text:span><text:span text:style-name="T27"> um den</text:span><text:span text:style-name="T23"> Server, d</text:span><text:span text:style-name="T27">ie</text:span><text:span text:style-name="T23"> Webseite und de</text:span><text:span text:style-name="T27">n</text:span><text:span text:style-name="T23"> Chat,</text:span></text:p>
      <text:p text:style-name="P8">Alex um <text:span text:style-name="T88">die Programmierung des </text:span>Schachspiel<text:span text:style-name="T88">s</text:span>.</text:p>
      <text:p text:style-name="P8">Unsere gemeinsamen Teile waren somit die Schnittstellen zwischen Schach und Server und die einheitliche Gestaltung von Schachspiel und Webseite.</text:p>
      <text:p text:style-name="P40"/>
      <text:p text:style-name="P40">Zusammenarbeit:</text:p>
      <text:p text:style-name="P9"/>
      <text:p text:style-name="P9">Durch die klare Aufteilung konnten wir sehr gut parallel arbeiten und waren so frei und unabhängig voneinander.</text:p>
      <text:p text:style-name="P9">Unsere gemeinsamen Teile haben wir mit der Programmierumgebung Atom und einem Plug-In namens Teletype programmiert. </text:p>
      <text:p text:style-name="P9">Teletype erlaubte es uns, in den Dateien des jeweiligen Hosts zu schreiben und <text:span text:style-name="T65">diese </text:span>sogar zu speichern. </text:p>
      <text:p text:style-name="P10"><text:soft-page-break/>Unterhalten haben wir un<text:span text:style-name="T79">s</text:span> über Discord oder Skype.</text:p>
      <text:p text:style-name="P10">Um auch Sachen <text:span text:style-name="T65">vorführen</text:span> zu können, verwendeten wir die jeweilige<text:span text:style-name="T89">n</text:span> Screenshare-Funktion<text:span text:style-name="T89">en</text:span>.</text:p>
      <text:p text:style-name="P10">Einige <text:span text:style-name="T66">M</text:span>ale kam sogar TeamViewer zum Einsatz, da es uns so ermöglicht wurde, selbst den lokalen Browser <text:span text:style-name="T78">des Anderen</text:span> zu bedienen, um <text:span text:style-name="T66">Dinge</text:span> zu testen oder Einstellungen in der Datenbank zu ändern.</text:p>
      <text:p text:style-name="P10">Getroffen haben wir uns während dieser Phase nicht, <text:span text:style-name="T66">unter anderem auch wegen der Corona-bedingten Kontaktbeschränkungen.</text:span></text:p>
      <text:p text:style-name="P10"/>
      <text:p text:style-name="P83"><text:span text:style-name="T72">Umsetzung</text:span>:</text:p>
      <text:p text:style-name="P83"/>
      <text:p text:style-name="P104">Zuallererst Jans Teil der Umsetzung des Projektes:</text:p>
      <text:p text:style-name="P83"/>
      <text:p text:style-name="P83">Um es vorwegzunehmen, ich musste alle oben erwähnten Sprachen extra lernen, lediglich bei HTML und CSS hatte ich etwas Vorwissen aus NWT.</text:p>
      <text:p text:style-name="P83"/>
      <text:p text:style-name="P82">Webserver:</text:p>
      <text:p text:style-name="P10"/>
      <text:p text:style-name="P10">Meine ersten Hürde war, einen Webserver auf meinem R<text:span text:style-name="T66">P</text:span>i zu installieren und diese<text:span text:style-name="T66">n</text:span> von außerhalb erreichbar zu machen.</text:p>
      <text:p text:style-name="P11">Dabei war der erste Schritt durch etliche gute Internet Tutorials nicht schwer.</text:p>
      <text:p text:style-name="P11">Der <text:span text:style-name="T66">z</text:span>weite hingegen war <text:span text:style-name="T66">aufgrund</text:span> <text:span text:style-name="T78">der</text:span> fehlenden Funktion <text:span text:style-name="T78">meines Routers</text:span>, statische Ports einem Gerät zuzuweisen, nicht einfach. Durch etwas Tüftelei gelang es mir dann doch meinem R<text:span text:style-name="T66">Pi</text:span> einen bestimmten Port zuzuweisen.</text:p>
      <text:p text:style-name="P41"><text:tab/><text:span text:style-name="T78">Gelegentlich ist der Server dennoch nicht erreichbar.</text:span></text:p>
      <text:p text:style-name="P41"/>
      <text:p text:style-name="P40">Statische Webseite:</text:p>
      <text:p text:style-name="P11"/>
      <text:p text:style-name="P11">Anschließend nutzte ich XAMMP, um auf meinem Laptop einen Server zu emulieren.</text:p>
      <text:p text:style-name="P11">Mit diesem Setup konnte ich anfangen, <text:span text:style-name="T67">zunächst</text:span> eine statische Webseite mit <text:span text:style-name="T89">einem grund-</text:span>Design zu erstellen. Dieses erste Design findet sich im Dark-Mode des Projekts wieder.</text:p>
      <text:p text:style-name="P11"/>
      <text:p text:style-name="P40">LogIn-System:</text:p>
      <text:p text:style-name="P11"/>
      <text:p text:style-name="P11">Nach dem Auffrischen meine<text:span text:style-name="T67">s</text:span> HTML und CSS Wissen<text:span text:style-name="T67">s</text:span>, machte ich mich an das LogIn-System.</text:p>
      <text:p text:style-name="P11">Dazu verband ich HTML-Forms mit PHP-Überprüfungen.</text:p>
      <text:p text:style-name="P11">Auf der HTML-Seite konnte man den Namen und das Passwort von 3 hart-gecodeten Accounts eingeben und abschicken.</text:p>
      <text:p text:style-name="P11">Einige PHP-Abfragen verrieten dann, ob diese Kombi<text:span text:style-name="T2">nation existierte und je nach Ergebnis wurde man dann weitergeleitet oder wieder zurückgeschickt.</text:span></text:p>
      <text:p text:style-name="P11"/>
      <text:p text:style-name="P114"><text:soft-page-break/>Dieses System wurde <text:span text:style-name="T78">schließlich</text:span> mit einer Datenbank erweitert, somit <text:span text:style-name="T89">war die Existenz</text:span> de<text:span text:style-name="T89">r</text:span> hart-gecode<text:span text:style-name="T89">ten </text:span>Accounts <text:span text:style-name="T89">obsolet. Die Benutzerkonten waren nun </text:span>dynamisch von der Datenbank abfragbar.</text:p>
      <text:p text:style-name="P12">Bis <text:span text:style-name="T67">zu diesem Zeitpunkt</text:span> wurden alle Passwörter im Klartext gespeichert. Das änderte sich mit der Nutzung der PHP-eigenen Hash-Funktion, <text:span text:style-name="T3">die aus allen Passwörtern unleserliches Zeichen-Wirr-Warr macht.</text:span></text:p>
      <text:p text:style-name="P14">Um sich jetzt einloggen zu können, muss man das Passwort mit Hilfe der password_verify()-Funktion und dem gespeichertem Gegenstück vergleichen. Bei Erfolg wird man eingeloggt, d.h. es wird eine PHP-Sessionvariable mit dem Usernamen gesetzt.</text:p>
      <text:p text:style-name="P13">Der Registrierungsvorgang ist ähnlich aufgebaut: Eine HTML-Form mit Name und Passwort. Name und gehashtes Passwort werden in die DB geschrieben <text:span text:style-name="T68">u</text:span>nd <text:span text:style-name="T68">damit</text:span> ist <text:span text:style-name="T68">die Registrierung abgeschlossen</text:span>.</text:p>
      <text:p text:style-name="P42"/>
      <text:p text:style-name="P40">Dark-/Light-Mode:</text:p>
      <text:p text:style-name="P13"/>
      <text:p text:style-name="P13">Anschließend wollte ich etwas für das Auge machen und nahm einen Dark/Light-Modus in Angriff, <text:span text:style-name="T89">welcher aus zwei Teilen besteht:</text:span></text:p>
      <text:p text:style-name="P13">1. Alle Farben für den Light-Modus suchen und <text:span text:style-name="T89">miteinander </text:span>abstimmen</text:p>
      <text:p text:style-name="P38"><text:span text:style-name="T5">2. </text:span><text:span text:style-name="T6">E</text:span><text:span text:style-name="T5">inen Switch bauen, der ansehnlich aussieht und dank Js dem HTML-Tag ein weiteres Attribut gibt: </text:span><text:span text:style-name="T4">data-theme. </text:span><text:span text:style-name="T18">Je nach Modus ist das Attribut „dunkel“ oder „hell“.</text:span></text:p>
      <text:p text:style-name="P38"><text:span text:style-name="T19">U</text:span><text:span text:style-name="T18">m es Seiten-übergreifend zu gestalten, </text:span><text:span text:style-name="T19">nutzte</text:span><text:span text:style-name="T18"> ich das erste </text:span><text:span text:style-name="T6">M</text:span><text:span text:style-name="T18">al Cookies. </text:span><text:span text:style-name="T19">Dabei musste ich mich erst einlesen</text:span><text:span text:style-name="T18"> wie man </text:span><text:span text:style-name="T19">diese</text:span><text:span text:style-name="T18"> mit PHP und Js </text:span><text:span text:style-name="T19">erstellt</text:span><text:span text:style-name="T18"> und </text:span><text:span text:style-name="T19">ausließt</text:span><text:span text:style-name="T18">.</text:span></text:p>
      <text:p text:style-name="P15"/>
      <text:p text:style-name="P40">Menü-Leiste:</text:p>
      <text:p text:style-name="P15"/>
      <text:p text:style-name="P16"><text:span text:style-name="T4">Anschließend kam ein weiteres Projekt, </text:span><text:span text:style-name="T19">welches viel Design beinhaltete</text:span><text:span text:style-name="T4">: Die responsive Menü-Leiste, </text:span><text:span text:style-name="T19">welche</text:span><text:span text:style-name="T4"> den oberen Rand des Bildschirms säumt.</text:span></text:p>
      <text:p text:style-name="P16"><text:span text:style-name="T4">Dabei orientierte ich mich an einem Youtube-Tutorial (</text:span><text:a xlink:type="simple" xlink:href="https://www.youtube.com/watch?v=gXkqy0b4M5g" text:style-name="Internet_20_link" text:visited-style-name="Visited_20_Internet_20_Link"><text:span text:style-name="T4">https://www.youtube.com/watch?v=gXkqy0b4M5g</text:span></text:a><text:span text:style-name="T4">), da ich zu diesem Zeitpunkt </text:span><text:span text:style-name="T19">weder </text:span><text:span text:style-name="T4">das System, </text:span><text:span text:style-name="T19">noch</text:span><text:span text:style-name="T4"> de</text:span><text:span text:style-name="T11">n</text:span><text:span text:style-name="T4"> Sinn von Responsive-Websites verstanden hatte.</text:span></text:p>
      <text:p text:style-name="P15"/>
      <text:p text:style-name="P85"><text:span text:style-name="T4">Bac</text:span><text:span text:style-name="T17">k</text:span><text:span text:style-name="T4">end:</text:span></text:p>
      <text:p text:style-name="P15"/>
      <text:p text:style-name="P16"><text:span text:style-name="T4">Die folgenden Wochen baute ich mir ein kleines Backend mit einfachen Funktionen, wie </text:span><text:span text:style-name="T12">einer Liste aller </text:span><text:span text:style-name="T4">User</text:span><text:span text:style-name="T12">, sowie </text:span><text:span text:style-name="T4">alle</text:span><text:span text:style-name="T12">r</text:span><text:span text:style-name="T4"> freigeschalteten Seiten </text:span><text:span text:style-name="T12">oder der</text:span><text:span text:style-name="T9"> Möglichkeit User im Backend zu registrieren. Die interessanteste Funktion ist dabei, </text:span><text:span text:style-name="T12">einzelnen</text:span><text:span text:style-name="T9"> Usern bestimmte Subseiten freizuschalten bzw. anzuzeigen. </text:span><text:span text:style-name="T42">Aber im </text:span><text:span text:style-name="T61">Grund</text:span><text:span text:style-name="T42"> ist </text:span><text:span text:style-name="T61">es</text:span><text:span text:style-name="T42"> </text:span><text:span text:style-name="T61">wiedermal </text:span><text:span text:style-name="T42">eine </text:span><text:span text:style-name="T43">HTML-</text:span><text:span text:style-name="T42">Form, die Parameter in eine </text:span><text:span text:style-name="T44">separate</text:span><text:span text:style-name="T42"> Tabelle in der DB einträgt.</text:span></text:p>
      <text:p text:style-name="P21">Auf einer Übersichtsseite kann man dann als User alle freigeschalteten Seiten sehen und auch besuchen.</text:p>
      <text:p text:style-name="P84"/>
      <text:p text:style-name="P84"/>
      <text:p text:style-name="P84"/>
      <text:p text:style-name="P84"/>
      <text:p text:style-name="P85"><text:soft-page-break/><text:span text:style-name="T9">C</text:span><text:span text:style-name="T4">hat:</text:span></text:p>
      <text:p text:style-name="P84"/>
      <text:p text:style-name="P17"><text:span text:style-name="T9">N</text:span><text:span text:style-name="T4">achdem ich eine solide Basis-Webseite hatte, nahm ich mir den Chat als Projekt </text:span><text:span text:style-name="T31">vor. </text:span><text:span text:style-name="T48">D</text:span><text:span text:style-name="T31">ieser kann je nach Wunsch als Kommentarspalte, Privatchat, Gruppenchat oder in ähnlichen Anwendungen genutzt werden.</text:span></text:p>
      <text:p text:style-name="P20"><text:span text:style-name="T19">Im Grunde ist der Chat n</text:span><text:span text:style-name="T4">ur ein Textfeld, </text:span><text:span text:style-name="T20">dessen Inhalt</text:span><text:span text:style-name="T4"> auf Knopfdruck in eine Datenbank-Tabelle geschrieben wird. Um die einzelnen Chats von einander unterscheiden zu können, wird jeder Nachricht nebst einem Zeitstempel und dem Absender, eine ChatID beigefügt, welche </text:span><text:span text:style-name="T10">die eindeutige Zuordnung jeder Nachricht gewährleistet.</text:span></text:p>
      <text:p text:style-name="P18"><text:span text:style-name="T4">Um jede Nachricht auch immer zu empfangen, werden mit Javascript und einer Intervall-Funktion jede Sekunde alle Nachrichten der ausgewählten ChatID abfragt. Eine Verbesserung wäre, wenn nur die neusten Nachrichten abgefragt und somit </text:span><text:span text:style-name="T21">Server und Client</text:span><text:span text:style-name="T4"> entlaste</text:span><text:span text:style-name="T13">t werden würden</text:span><text:span text:style-name="T4">.</text:span></text:p>
      <text:p text:style-name="P19"><text:span text:style-name="T4">Alle PHP-Funktionen, die den Chat betreffen, finden sich in chatfunctions.php wieder. Die </text:span><text:span text:style-name="T8">entsprechenden</text:span><text:span text:style-name="T4"> Javascript-Dateien sind im Ordner /Javascript, send.js und autochat.js.</text:span></text:p>
      <text:p text:style-name="P19"><text:span text:style-name="T4">Um nicht dauernd die ganze Seite neu laden zu müssen, </text:span><text:span text:style-name="T13">ü</text:span><text:span text:style-name="T4">berschreibt autochat.js nur den Messages-Container!</text:span></text:p>
      <text:p text:style-name="P22">Um den Chat verwenden zu können, muss man einfach nur eine ChatID festlegen und die chatBody()-Funktion mit den passenden Parametern ausgeben. </text:p>
      <text:p text:style-name="P34"><text:span text:style-name="T45">Falls man einen Chat mit zwei Personen möchte, kann man die </text:span><text:span text:style-name="T32">chatIni</text:span><text:span text:style-name="T33">t()-Fu</text:span><text:span text:style-name="T32">nktion ausführen, diese generiert nicht nur die ChatID, sondern übernimmt auch alle anderen vorbereitenden Tätigkeiten. </text:span></text:p>
      <text:p text:style-name="P35"><text:span text:style-name="T32">A</text:span><text:span text:style-name="T31">lle Funktionen und Code-Teile sind in den beistehenden Kommentaren erklärt.</text:span></text:p>
      <text:p text:style-name="P23"/>
      <text:p text:style-name="P23">Um eine gute Benutzererfahrung zu gestalten, habe ich zur besseren Übersicht eine Liste mit allen möglichen Chats (allen Usern und einem Global-Chat) erstellt und diese als Chat-Startseite festgelegt.</text:p>
      <text:p text:style-name="P67"/>
      <text:p text:style-name="P68">Homepage:</text:p>
      <text:p text:style-name="P24"/>
      <text:p text:style-name="P36"><text:span text:style-name="T31">Um nicht nur ein Anmelde-Fenster als Homepage zu haben, entschloss ich mich dazu, eine typische moderne scroll-down Homepage mit zwei selbst </text:span><text:span text:style-name="T39">fotografierten</text:span><text:span text:style-name="T31"> Hintergrundbildern </text:span><text:span text:style-name="T39">zu machen.</text:span><text:span text:style-name="T31"> Je nach ausgewähltem Theme</text:span><text:span text:style-name="T30"> </text:span><text:span text:style-name="T31">wird das </text:span><text:span text:style-name="T39">eine oder </text:span><text:span text:style-name="T31">andere Bild geladen.</text:span></text:p>
      <text:p text:style-name="P24">Unten finden sich im klassischen Grid-Format angeordnete Textblöcke, die einige Informationen über die Webseite und die jeweiligen Projekte liefern.</text:p>
      <text:p text:style-name="P71"/>
      <text:p text:style-name="P71"><text:tab/>Oben in der Menü-Leiste findet man den Link zur Original-Webseite, welche bis auf <text:tab/>einige inhaltliche Unterschiede und noch einige extra-Features, den gleichen <text:tab/>Aufbau hat.</text:p>
      <text:p text:style-name="P71"/>
      <text:p text:style-name="P72">Mit diesem Grundgerüst haben wir angefangen, unsere beiden Projektteile zusammenzuführen:</text:p>
      <text:p text:style-name="P72">Wie anfangs schon beschrieben, haben wir alles online gemacht und als Speicherplattform GitHub genutzt.</text:p>
      <text:p text:style-name="P72"/>
      <text:p text:style-name="P72"><text:soft-page-break/></text:p>
      <text:p text:style-name="P77">Alexanders Teil bezog sich hauptsächlich auf die Programmierung des Schachspiels:</text:p>
      <text:p text:style-name="P77"/>
      <text:p text:style-name="P107">Für diesen Teil musste ich (Alex) meine Javascript-Kenntnisse wieder auffrischen. Komplett neu war für mich die Arbeit mit HTML, CSS und allgemein allem, was mit Datenbanken zu tun hat. Für diesen Teil habe ich mir viele Youtube-Tutorials angesehen, habe aber auch Unterstützung von Jan erhalten.</text:p>
      <text:p text:style-name="P107"/>
      <text:p text:style-name="P77">Schachprogrammierung:</text:p>
      <text:p text:style-name="P77"/>
      <text:p text:style-name="P77"><text:tab/>Ich habe die Schachprogrammierung in 8 unterschiedliche Klassen aufgeteilt:</text:p>
      <text:p text:style-name="P77"/>
      <text:list xml:id="list87003878" text:style-name="L3">
        <text:list-item>
          <text:p text:style-name="P108">Chess.php</text:p>
        </text:list-item>
        <text:list-item>
          <text:p text:style-name="P108">Main.js</text:p>
        </text:list-item>
        <text:list-item>
          <text:p text:style-name="P108">ChessGame.js</text:p>
        </text:list-item>
        <text:list-item>
          <text:p text:style-name="P108">Field.js</text:p>
        </text:list-item>
        <text:list-item>
          <text:p text:style-name="P108">Figure.js</text:p>
        </text:list-item>
        <text:list-item>
          <text:p text:style-name="P108">Color.js</text:p>
        </text:list-item>
        <text:list-item>
          <text:p text:style-name="P108">CheckChecker.js</text:p>
        </text:list-item>
        <text:list-item>
          <text:p text:style-name="P108">HittableFieldsCalculator.js</text:p>
        </text:list-item>
      </text:list>
      <text:p text:style-name="P78"><text:tab/></text:p>
      <text:p text:style-name="P78"><text:tab/>Dabei ist jede dieser Klassen für einen bestimmten Teilabschnitt der <text:tab/>Schachprogrammierung zuständig:</text:p>
      <text:p text:style-name="P78"><text:tab/></text:p>
      <text:p text:style-name="P78"><text:tab/>1. Chess.php:</text:p>
      <text:p text:style-name="P78"/>
      <text:p text:style-name="P78"><text:tab/><text:tab/><text:span text:style-name="T81">Die Chess.php wird als erstes aufgerufen. Wenn die Webseite neu geladen <text:tab/><text:tab/>wird, wird die Methode initialize() aus der „Main“ Klasse aufgerufen. Diese <text:tab/><text:tab/>Methode ersetzt das lokal gespeicherte ChessGame durch das ChessGame <text:tab/><text:tab/>von der Datenbank und aktualisiert die UI, sodass alle Änderungen angezeigt <text:tab/><text:tab/>werden können. In dieser Klasse wird eine Tabelle erstellt, in welcher direkt <text:tab/><text:tab/>die Standar</text:span><text:span text:style-name="T83">d</text:span><text:span text:style-name="T81">aufstellung des Schachspiels eingetragen wird - bei den <text:tab/><text:tab/><text:tab/>Schachfiguren handelt es sich um Unicodezeichen. Ursprünglich befand sich <text:tab/><text:tab/>hier auch die farbliche Gestaltung des Schachbretts, im Verlauf des Projekts <text:tab/><text:tab/>haben wir diese allerdings zu schach.css verschoben, </text:span><text:span text:style-name="T83">da alles in Bezug auf <text:tab/><text:tab/>Design nichts eigentlich mehr mit Javascript zu tun hat</text:span><text:span text:style-name="T81">.</text:span></text:p>
      <text:p text:style-name="P68"><text:tab/></text:p>
      <text:p text:style-name="P68"><text:tab/><text:span text:style-name="T80">2. Main.js:</text:span></text:p>
      <text:p text:style-name="P68"><text:tab/><text:tab/></text:p>
      <text:p text:style-name="P91"><text:span text:style-name="T56"><text:tab/><text:tab/></text:span><text:span text:style-name="T57">Im Gegensatz zu der restlichen Programmierung ist diese Klasse für das <text:tab/><text:tab/><text:tab/>aktualisieren der UI zuständig, hier finden keine Berechnungen statt. Die <text:tab/><text:tab/><text:tab/>Felder werden entsprechend ihrer Eigenschaft eingefärbt und anschließend <text:tab/><text:tab/>wird das nun aktualisierte ChessGame-Objekt mithilfe der JSON.stringify(); <text:tab/><text:tab/>an die Datenbank übertragen. Ursprünglich hatte </text:span><text:span text:style-name="T58">ich</text:span><text:span text:style-name="T57"> versucht, lediglich den <text:tab/><text:tab/>FieldArray an die Datenbank zu übertragen. Dies hatte </text:span><text:span text:style-name="T58">jedoch </text:span><text:span text:style-name="T57">den Nachteil, <text:tab/><text:tab/>dass damit nur die Positionen und die Farbe der Figuren und die Tatsache, <text:tab/><text:tab/>ob das Schachspiel sich in einem Schachzustand befindet, </text:span><text:span text:style-name="T58">übertragen <text:tab/></text:span><text:soft-page-break/><text:span text:style-name="T58"><text:tab/><text:tab/>werden kann</text:span><text:span text:style-name="T57">. Dies hatte zur Folge, dass nach jedem Übertragen der Daten <text:tab/><text:tab/>die meisten Berechnungen erneut stattfinden </text:span><text:span text:style-name="T58">müssen</text:span><text:span text:style-name="T57">, damit das Schachspiel <text:tab/><text:tab/>fortgesetzt werden kann. Da im ChessGame alle Daten und somit alles <text:tab/><text:tab/><text:tab/>Nötige für das Weiterfunktionieren des Schachspiels enthalten ist, habe </text:span><text:span text:style-name="T58">ich <text:tab/><text:tab/>mich</text:span><text:span text:style-name="T57"> dafür entschieden.</text:span></text:p>
      <text:p text:style-name="P68"><text:tab/></text:p>
      <text:p text:style-name="P68"><text:tab/><text:span text:style-name="T85">3. ChessGame.js:</text:span></text:p>
      <text:p text:style-name="P68"/>
      <text:p text:style-name="P92"><text:span text:style-name="T56"><text:tab/><text:tab/></text:span><text:span text:style-name="T57">In dieser Klasse ist das Objekt ChessGame deklariert. In diesem Objekt <text:tab/><text:tab/><text:tab/>sind, wie oben genannt, sämtliche Eigenschaften des Schachspiels <text:tab/><text:tab/><text:tab/>gespeichert: Die Figuren auf den Feldern, ob diese Figuren in der aktuellen <text:tab/><text:tab/>Situation schlagbar sind oder nicht, welcher Spielerfarbe sie angehören, <text:tab/><text:tab/><text:tab/>welcher Spieler gerade an der Reihe ist, wie viele mögliche Züge es gerade <text:tab/><text:tab/>gibt, ob das Spiel noch läuft oder beendet ist und ob einer der beiden König</text:span><text:span text:style-name="T59">e</text:span><text:span text:style-name="T57"> <text:tab/><text:tab/>Schach gesetzt wurde. Spezifischer sind die Felder mit den Figuren und <text:tab/><text:tab/><text:tab/>ihren Farben in dem Array „Fields“ gespeichert. </text:span><text:span text:style-name="T59">Des </text:span><text:span text:style-name="T60">W</text:span><text:span text:style-name="T59">eiteren</text:span><text:span text:style-name="T57"> werden hier <text:tab/><text:tab/>die begehbaren Felder der angeklickten Figur markiert, </text:span><text:span text:style-name="T59">aber noch nicht <text:tab/><text:tab/><text:tab/>gefärbt, </text:span><text:span text:style-name="T57">es wird überprüft, ob der Bauer sich vor dem letzten Feld befindet <text:tab/><text:tab/>und somit zu einer Dame werden kann und </text:span><text:span text:style-name="T59">der</text:span><text:span text:style-name="T57"> Spielstatus wird ermittelt.</text:span></text:p>
      <text:p text:style-name="P68"/>
      <text:p text:style-name="P68"><text:tab/><text:span text:style-name="T85">4. Field.js:</text:span></text:p>
      <text:p text:style-name="P68"/>
      <text:p text:style-name="P69"><text:tab/><text:tab/><text:span text:style-name="T81">In dieser Klasse werden die Reihen und Spalten individueller Felder, sowie <text:tab/><text:tab/>die darauf stehende Figur und die Tatsache, ob sie geschlagen werden kann <text:tab/><text:tab/>oder nicht, gespeichert. Des weiteren beinhaltet diese Klasse einige <text:tab/><text:tab/><text:tab/>Funktionen für unterschiedliche Berechnungen, z.B. ob ein Feld besetzt ist <text:tab/><text:tab/>oder ob sich ein gesuchtes Feld auf dem Schachbrett befindet.</text:span></text:p>
      <text:p text:style-name="P68"/>
      <text:p text:style-name="P68"><text:tab/><text:span text:style-name="T85">5. Figure.js:</text:span></text:p>
      <text:p text:style-name="P68"/>
      <text:p text:style-name="P70"><text:tab/><text:tab/><text:span text:style-name="T81">Diese Klasse speichert den Unicode, die Farbe, den FigureType (die Art der <text:tab/><text:tab/>Figur) und die begehbaren Felder individueller Figuren. Sie beinhaltet dafür <text:tab/><text:tab/>zusätzlich zwei Funktionen zur Ermittlung der Farbe und des FigureTypes <text:tab/><text:tab/>einer Figur.</text:span></text:p>
      <text:p text:style-name="P68"/>
      <text:p text:style-name="P68"><text:tab/><text:span text:style-name="T86">6. Color.js:</text:span></text:p>
      <text:p text:style-name="P68"/>
      <text:p text:style-name="P70"><text:tab/><text:tab/><text:span text:style-name="T81">Diese Klasse ist für farbliche Überprüfungen zuständig. Sie kann überprüfen, <text:tab/><text:tab/>ob die Farben zweier Figuren gleich oder unterschiedlich sind. </text:span><text:span text:style-name="T84">Zusätzlich <text:tab/><text:tab/>speichert sie die jeweiligen Farben der Figuren.</text:span></text:p>
      <text:p text:style-name="P68"/>
      <text:p text:style-name="P68"><text:tab/><text:span text:style-name="T86">7. CheckChecker.js:</text:span></text:p>
      <text:p text:style-name="P68"/>
      <text:p text:style-name="P93"><text:span text:style-name="T56"><text:tab/><text:tab/></text:span><text:span text:style-name="T57">Diese Klasse ist für die Schachberechnung zuständig. Sie berechnet sowohl, <text:tab/><text:tab/>ob der gegnerische König durch den eigenen Zug Schach gesetzt wird, als <text:tab/><text:tab/>auch, ob der Zug, den man machen möchte, den eigenen König unter <text:tab/><text:tab/><text:tab/>Schach setzt. Wenn dies der Fall ist, wird der Zug aus den begehbaren <text:tab/><text:tab/><text:tab/>Feldern der entsprechenden Figur entfernt, da </text:span><text:span text:style-name="T59">er nicht </text:span><text:span text:style-name="T57">legitim wäre. <text:tab/></text:span><text:soft-page-break/><text:span text:style-name="T57"><text:tab/><text:tab/>Nachdem all <text:tab/></text:span><text:span text:style-name="T59">das</text:span><text:span text:style-name="T57"> berechnet ist, wird die Variable „isCheck“ auf „true“ gesetzt, <text:tab/><text:tab/>wenn sich ein König im Schach befindet. Die Variable entscheidet </text:span><text:span text:style-name="T59">somit <text:tab/><text:tab/><text:tab/></text:span><text:span text:style-name="T57">tei</text:span><text:span text:style-name="T59">l</text:span><text:span text:style-name="T57">weise auch über <text:tab/>den aktuellen Spielstatus.</text:span></text:p>
      <text:p text:style-name="P68"/>
      <text:p text:style-name="P68"><text:tab/><text:span text:style-name="T86">8. HittableFieldsCalculator.js:</text:span></text:p>
      <text:p text:style-name="P68"/>
      <text:p text:style-name="P70"><text:tab/><text:tab/><text:span text:style-name="T81">Diese Klasse beinhaltet sämtliche Berechnungen bezüglich der begehbaren <text:tab/><text:tab/>Felder von Figuren. Ursprünglich hatte </text:span><text:span text:style-name="T84">ich</text:span><text:span text:style-name="T81"> hier für jede Figur eine eigene <text:tab/><text:tab/>Funktion, die die begehbaren Felder eben dieser Figur berechnet. Nach dem <text:tab/><text:tab/>Einführen der Directions und Offsets konnte </text:span><text:span text:style-name="T84">ich</text:span><text:span text:style-name="T81"> dies verallgemeinern und <text:tab/><text:tab/>somit drastisch kürzen. Dabei sind die Directions für Figuren, welche in <text:tab/><text:tab/><text:tab/>bestimmte Richtungen mehr als ein Feld zurücklegen können (Dame, Turm, <text:tab/><text:tab/>Läufer). Die Offsets sind für Figuren, die jeweils nur ein Feld in eine <text:tab/><text:tab/><text:tab/>bestimmte Richtung gehen können (Springer, König). Der Bauer kann durch <text:tab/><text:tab/>diese Methode leider nicht beschrieben werden, da er eine andere Art und <text:tab/><text:tab/>Weise der Fortbewegung und das Schlagens aufweist (zwei Felder weit <text:tab/><text:tab/><text:tab/>gehen von der Ausgangsposition aus, Schlagen nur bei Gegner auf Felder</text:span><text:span text:style-name="T84">n</text:span><text:span text:style-name="T81"> <text:tab/><text:tab/>schräg vor ihm möglich, allgemeine Bewegungsrichtung immer nach vorne</text:span><text:span text:style-name="T82">)</text:span><text:span text:style-name="T81">.</text:span></text:p>
      <text:p text:style-name="P68"/>
      <text:p text:style-name="P68">Schach trifft Webseite:</text:p>
      <text:p text:style-name="P25"/>
      <text:p text:style-name="P46"><text:span text:style-name="T53">Unsere erste Aufgabe war es, Alex´ Singleplayer-Schach in eine </text:span><text:span text:style-name="T39">M</text:span><text:span text:style-name="T53">ultiplayer-Version zu verwandeln. </text:span><text:span text:style-name="T52">Dafür haben wir</text:span><text:span text:style-name="T53"> eine passende Datenbankstruktur für alle benötigten Daten entw</text:span><text:span text:style-name="T52">o</text:span><text:span text:style-name="T53">rfen und erstell</text:span><text:span text:style-name="T52">t</text:span><text:span text:style-name="T53">. </text:span><text:span text:style-name="T39">D</text:span><text:span text:style-name="T53">ieser Prozess war sehr dynamisch, da wir im Laufe der Zusammenarbeit noch einige Spalten hinzugefügt haben, um gewisse Probleme zu lösen, </text:span><text:span text:style-name="T40">wie z.B.</text:span><text:span text:style-name="T53"> wer als letztes dran war und </text:span><text:span text:style-name="T40">ähnliches</text:span><text:span text:style-name="T53">.</text:span></text:p>
      <text:p text:style-name="P44">Um Spiele auseinander halten zu können, entschieden wir uns dafür, eine hoch-zählende SpielID für jedes gestartete Spiel zu vergeben.</text:p>
      <text:p text:style-name="P45">In diesem gesamten Abschnitt war Jan für die Verbindung zur Datenbank zuständig, wobei Alex ihn bei der Implementierung in die Schachberechnung <text:span text:style-name="T87">unterstützt hat.</text:span></text:p>
      <text:p text:style-name="P26"/>
      <text:p text:style-name="P86"><text:span text:style-name="T34">Da ich</text:span><text:span text:style-name="T54">(Jan)</text:span><text:span text:style-name="T34"> den genauen </text:span><text:span text:style-name="T40">P</text:span><text:span text:style-name="T34">rogammier-Ablauf nicht mehr im Kopf habe,da wir teilweise bis zu 10h zusammen programmiert haben, werde ich meinen Teil des Schachspiels </text:span><text:span text:style-name="T51">D</text:span><text:span text:style-name="T34">ateien-weise erklären.</text:span></text:p>
      <text:p text:style-name="P73"/>
      <text:p text:style-name="P27">index.php:</text:p>
      <text:p text:style-name="P27"/>
      <text:p text:style-name="P53">Index.php ist nicht wie beim Chat die Startseite, sondern der Hauptschauplatz des Schachspiels.</text:p>
      <text:p text:style-name="P53">Am Anfang der Datei werden die Standartüberprüfungen gemacht:</text:p>
      <text:p text:style-name="P53">Ist der User angemeldet ?</text:p>
      <text:p text:style-name="P47"><text:span text:style-name="T31">Ist eine ChessID gesetzt </text:span><text:span text:style-name="T40">und ist damit </text:span><text:span text:style-name="T31">das Fenster einem Spiel zu</text:span><text:span text:style-name="T40">ord</text:span><text:span text:style-name="T49">en</text:span><text:span text:style-name="T40">bar?</text:span></text:p>
      <text:p text:style-name="P53">Falls eine der Fragen mit nein beantwortet wurde, wird man entweder zur Homepage oder zur Schachübersicht umgeleitet.</text:p>
      <text:p text:style-name="P53"/>
      <text:p text:style-name="P47"><text:span text:style-name="T31">Anschließend wird überprüft, ob der User wirklich für dieses Spiel zugelassen ist oder ob er nur durch URL-</text:span><text:span text:style-name="T40">P</text:span><text:span text:style-name="T31">robieren auf dieses Spiel gekommen ist.</text:span></text:p>
      <text:p text:style-name="P53"/>
      <text:p text:style-name="P48"><text:soft-page-break/><text:span text:style-name="T62">Im Folgenden</text:span><text:span text:style-name="T31"> wird die PHP-Datei i</text:span><text:span text:style-name="T49">n</text:span><text:span text:style-name="T31">tialDBRead.php eingebunden, welche alle initialen Parameter aus der Datenbank lie</text:span><text:span text:style-name="T40">s</text:span><text:span text:style-name="T31">t.</text:span></text:p>
      <text:p text:style-name="P54">Diese Parameter werden dann an Js übergeben, um damit das Spielgeschehen aufzubauen.</text:p>
      <text:p text:style-name="P54">Die Überprüfungen „$opponent != "_deleted_"“ sind eine reine optische Spielerei:</text:p>
      <text:p text:style-name="P54">Wenn der Gegner, nach einem abgeschlossenen Spiel, das Spiel löscht, wird sein Name durch _deleted_ ersetzt. Um aber nicht beim erneuten Besichtigen des Spiels _deleted_ als Gegner zu sehen, wird _deleted_ mit „Gegner“ ersetzt.</text:p>
      <text:p text:style-name="P54"/>
      <text:p text:style-name="P54">Durch chess.php wird das Gerüst des Schachfelds geladen.</text:p>
      <text:p text:style-name="P54"/>
      <text:p text:style-name="P48"><text:span text:style-name="T31">Weiter unten findet man den Teil des Spiels, der für das </text:span><text:span text:style-name="T40">N</text:span><text:span text:style-name="T31">euladen zuständig ist.</text:span></text:p>
      <text:p text:style-name="P48"><text:span text:style-name="T31">Die setInterval()-Funktion lässt ihren Inhalt alle zwei Sekunden </text:span><text:span text:style-name="T40">n</text:span><text:span text:style-name="T31">eu laden.</text:span></text:p>
      <text:p text:style-name="P55">Um ein möglichst effizientes System zu haben, was nicht unnötig den Server belastet und auch nicht unnötig die Seite neu lädt, habe ich eine Abfrage und zwei AJAX-Funktionen, die immer das aktuelle Schachspiel abfragen, kombiniert. Diese zwei AJAX-Funktionen stellen sicher, dass das Schachspiel, welches in der DB gespeichert ist, wirklich einen neuen Zug beinhaltet. </text:p>
      <text:p text:style-name="P55">Ist dies der Fall, wird die Seite neu geladen und der Zug des Gegners wird sichtbar und sogar graphisch hinterlegt.</text:p>
      <text:p text:style-name="P50"><text:span text:style-name="T4">Am Ende der Datei wird schlichtweg noch ein Chat eingebunden, der als Kommentarsektion fungiert, die ChatID ist dabei die ID des Spiels mit 0e</text:span><text:span text:style-name="T8">n</text:span><text:span text:style-name="T4"> </text:span><text:span text:style-name="T8">auf 16 Zeichen </text:span><text:span text:style-name="T4">aufgefüllt.</text:span></text:p>
      <text:p text:style-name="P28"/>
      <text:p text:style-name="P29">initialDBRead.php:</text:p>
      <text:p text:style-name="P29"/>
      <text:p text:style-name="P49"><text:span text:style-name="T35">initialDBRead.php ist, wie oben schon erwähnt, eine Datei, die einzig dafür da ist, die erste Datenbankabfrage nach dem </text:span><text:span text:style-name="T40">Neu</text:span><text:span text:style-name="T35">laden zu machen und die Parameter dann in Variablen zu speichern.</text:span></text:p>
      <text:p text:style-name="P30"/>
      <text:p text:style-name="P29">sendData.php:</text:p>
      <text:p text:style-name="P29"/>
      <text:p text:style-name="P56">Bei sendData.php sticht einem gleich auf Anhieb eine Kolonne an fieldString-Variablen ins Auge. </text:p>
      <text:p text:style-name="P61"><text:span text:style-name="T31">Diese Auflistung an Variablen ist das Ergebnis einer 3 </text:span><text:span text:style-name="T41">s</text:span><text:span text:style-name="T31">tündigen Bugsuche. </text:span></text:p>
      <text:p text:style-name="P51"><text:span text:style-name="T21">D</text:span><text:span text:style-name="T4">e</text:span><text:span text:style-name="T21">r</text:span><text:span text:style-name="T4"> Grund des Bugs </text:span><text:span text:style-name="T21">war</text:span><text:span text:style-name="T4">:</text:span></text:p>
      <text:p text:style-name="P57">Die Länge des Strings überschritt die maximale Länge einer POST-Variable.</text:p>
      <text:p text:style-name="P52"><text:span text:style-name="T22">D</text:span><text:span text:style-name="T4">iese Erkenntnis </text:span><text:span text:style-name="T22">blieb uns </text:span><text:span text:style-name="T4">geraume Zeit </text:span><text:span text:style-name="T22">verwehrt</text:span><text:span text:style-name="T4">, da kein Fehler oder ähnliches aufgetreten ist </text:span><text:span text:style-name="T29">und</text:span><text:span text:style-name="T4"> diese Erkenntnis hätte sichtbar machen können. </text:span></text:p>
      <text:p text:style-name="P56">Unsere Lösung, die aus uns unerfindlichen Gründen erst nach mind. einer Stunde tüfteln und verzweifeln funktioniert hat, war einfach:</text:p>
      <text:p text:style-name="P56"><text:soft-page-break/>Den einen großen String (ca. 9700 Zeichen) in 5 kleine Strings, die jeweils unter der 2000 Zeichenbegrenzung von POST-Variablen liegen, unterteilen. Diese werden dann in sendData wieder aneinandergesetzt, um wieder den 10k String zu ergeben.</text:p>
      <text:p text:style-name="P56"/>
      <text:p text:style-name="P58">SendData ist aber tatsächlich nicht nur eine Datei zum Daten senden, sondern vielmehr Anlaufstelle für alle AJAX-Funktionen, die im Schachspiel zu finden sind. </text:p>
      <text:p text:style-name="P62"><text:span text:style-name="T36">Je nachdem, welche AJAX-Funktion g</text:span><text:span text:style-name="T41">e</text:span><text:span text:style-name="T36">rade am Zug ist, werden andere Parameter (</text:span><text:span text:style-name="T31">$_POST["task"]</text:span><text:span text:style-name="T36">) übergeben, um bestimmte Teile des Scripts auszuführen.</text:span></text:p>
      <text:p text:style-name="P58"/>
      <text:p text:style-name="P63"><text:span text:style-name="T36">Die Aufgaben sind dabei meist selbsterklärend, wie „</text:span><text:span text:style-name="T31">readActiveUser</text:span><text:span text:style-name="T36">“ - lie</text:span><text:span text:style-name="T41">s</text:span><text:span text:style-name="T36">t den aktiven User aus </text:span><text:span text:style-name="T46">der</text:span><text:span text:style-name="T36"> DB aus. </text:span><text:span text:style-name="T46">Dabei ist d</text:span><text:span text:style-name="T36">er activePlayer in der Datenbank, der User, der den letzten Zug gemacht hat. Dies führte anfangs zu einigen Missverständnissen. Ein eventueller Ansatz zur Vermeidung solcher Missverständnisse wären kurze Breefings über relevante Code-Teile oder Variablen. </text:span></text:p>
      <text:p text:style-name="P59"/>
      <text:p text:style-name="P37"><text:span text:style-name="T31">Das ist auch eine meiner Lehren, die ich aus diesem gemeinsamen Projekt gezogen habe. Kommunikation ist extrem wichtig und erleichtert das </text:span><text:span text:style-name="T41">Z</text:span><text:span text:style-name="T31">usammenarbeiten ungemein.</text:span></text:p>
      <text:p text:style-name="P43"/>
      <text:p text:style-name="P31"/>
      <text:p text:style-name="P32">Schachübersicht.php:</text:p>
      <text:p text:style-name="P32"/>
      <text:p text:style-name="P60">Diese Datei regelt alles außerhalb des Spiels:</text:p>
      <text:p text:style-name="P60">- Übersicht aller Spiele</text:p>
      <text:p text:style-name="P60">- Erstellen neuer Spiele</text:p>
      <text:p text:style-name="P60">- Endscreen für beendete Spiele</text:p>
      <text:p text:style-name="P60">- Löschen alter Spiele</text:p>
      <text:p text:style-name="P60"/>
      <text:p text:style-name="P64"><text:span text:style-name="T37">Alle diese Bereiche werden je nach Inhalt der </text:span><text:span text:style-name="T31">$_GET['show'] –</text:span><text:span text:style-name="T37"> Variable angezeigt.</text:span></text:p>
      <text:p text:style-name="P33"/>
      <text:p text:style-name="P87"><text:span text:style-name="T31">Und auch diese Methode, eher weg von vielen kleinen einzelnen Dateien hin zu einer großen zentralen Datei, hat sich bei mir in dieser Projektarbeit sehr bew</text:span><text:span text:style-name="T41">ä</text:span><text:span text:style-name="T31">hrt. </text:span></text:p>
      <text:p text:style-name="P74"/>
      <text:p text:style-name="P74">Diese Ansätze sieht man noch im /config, wo ich noch versucht habe, die HTML- und PHP-Teile einer Seite, wie <text:span text:style-name="T90">pageregister</text:span>.php, zu trennen. </text:p>
      <text:p text:style-name="P65"><text:span text:style-name="T4">Im nachhinein ist mir aufgefallen, dass dieses System mehr Verwirrung </text:span><text:span text:style-name="T14">als Ordnung </text:span><text:span text:style-name="T4">schafft. </text:span></text:p>
      <text:p text:style-name="P65"><text:span text:style-name="T4">Das ist auch der Grund, warum es in neueren Versionen bzw. auch schon in dieser Version viel weniger einzel</text:span><text:span text:style-name="T15">ne </text:span><text:span text:style-name="T4">Dateien gibt als in vorherigen Versionen.</text:span></text:p>
      <text:p text:style-name="P109"/>
      <text:p text:style-name="P109"/>
      <text:p text:style-name="P66"><text:soft-page-break/><text:span text:style-name="T16">Fazit</text:span><text:span text:style-name="T4">:</text:span></text:p>
      <text:p text:style-name="P75"/>
      <text:p text:style-name="P89"><text:span text:style-name="T31">Das Schach-Webseiten-Projekt hat im großen und ganzen extrem Spaß gemacht, da man gleich sein Werk begutachten und sofort Änderungen vornehmen k</text:span><text:span text:style-name="T50">o</text:span><text:span text:style-name="T31">nn</text:span><text:span text:style-name="T50">te</text:span><text:span text:style-name="T31">.</text:span></text:p>
      <text:p text:style-name="P89"><text:span text:style-name="T46">Ein weiterer Vorteil </text:span><text:span text:style-name="T50">ist</text:span><text:span text:style-name="T46">, dass ich </text:span><text:span text:style-name="T52">(Jan)</text:span><text:span text:style-name="T46"> trotz</text:span><text:span text:style-name="T31"> wenig </text:span><text:span text:style-name="T41">Anfangs-</text:span><text:span text:style-name="T31">Wissen über Webentwicklung und die verschiedenen Sprachen eine gute Basis-Webseite aufbauen</text:span><text:span text:style-name="T46"> und dabei viele Grundlagen vertiefen konnte</text:span><text:span text:style-name="T31">. </text:span></text:p>
      <text:p text:style-name="P88"><text:span text:style-name="T31">Ich finde, eine weiterer Bonuspunkt ist die Diversität. Man kann mit ein bisschen Recherche und viel stackoverflow.com </text:span><text:span text:style-name="T38">eigentlich </text:span><text:span text:style-name="T50">jedes Mini-Projekt</text:span><text:span text:style-name="T38"> hinbekommen. </text:span></text:p>
      <text:p text:style-name="P76">Meiner Meinung auch wichtig ist, dass ich mal alle Seiten der Webentwicklung gesehen und probiert habe, zum Beispiel dass Design auch super Spaß machen kann, da man seine Ergebnisse gleich sehen kann und man einer Webseite einen schönen eigenen Touch geben kann.</text:p>
      <text:p text:style-name="P76"/>
      <text:p text:style-name="P90"><text:span text:style-name="T52">Die Schachprogrammierung hat mir (Alex) auch viel Spaß gemacht. Die Herangehensweise an die Schachberechnung hat sich im Laufe des Projektes </text:span><text:span text:style-name="T55">stark</text:span><text:span text:style-name="T52"> verändert. Dies </text:span><text:span text:style-name="T55">frustriert mich oft zeitweise,</text:span><text:span text:style-name="T52"> da ich ein paar Mal mehrere hundert Zeilen Code löschen musste, um </text:span><text:span text:style-name="T55">ihn</text:span><text:span text:style-name="T52"> durch eine effizientere/ bessere Lösung zu ersetzen.</text:span></text:p>
      <text:p text:style-name="P110">Das farbliche Design des Schachbrettes hat dabei zu einer kurzen Entspannung für Zwischendurch geführt, wodurch ich insgesamt sehr viel Spaß an diesem Projekt hatte. </text:p>
      <text:p text:style-name="P111">In der Zusammenarbeit mit Jan habe ich viel in den Bereichen HTML/ CSS und Datenbanken geler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writing-mode="lr-tb"/>
      <style:text-properties style:font-name="Calibri" fo:font-family="Calibri" style:font-family-generic="roman" style:font-pitch="variable" fo:font-size="11pt" fo:language="de" fo:country="DE"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align="start" style:justify-single-word="false" fo:orphans="2" fo:widows="2" fo:text-indent="0cm" style:auto-text-indent="false" style:vertical-align="auto"/>
      <style:text-properties style:font-name="Calibri" fo:font-family="Calibri" style:font-family-generic="roman" style:font-pitch="variable" fo:font-size="11pt" fo:language="de" fo:country="D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fo:font-size="16pt" style:font-name-complex="Times New Roman" style:font-family-complex="'Times New Roman'" style:font-family-generic-complex="system" style:font-pitch-complex="variable"/>
    </style:style>
    <style:style style:name="ListLabel_20_2" style:display-name="ListLabel 2" style:family="text">
      <style:text-properties fo:font-size="16pt"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31T11:48:23.143000000</meta:creation-date>
    <dc:date>2020-06-07T14:08:16.556000000</dc:date>
    <meta:editing-duration>PT7H26M13S</meta:editing-duration>
    <meta:editing-cycles>20</meta:editing-cycles>
    <meta:generator>LibreOffice/6.1.4.2$Windows_X86_64 LibreOffice_project/9d0f32d1f0b509096fd65e0d4bec26ddd1938fd3</meta:generator>
    <meta:document-statistic meta:table-count="0" meta:image-count="0" meta:object-count="0" meta:page-count="11" meta:paragraph-count="182" meta:word-count="3014" meta:character-count="21128" meta:non-whitespace-character-count="18124"/>
  </office:meta>
</office:document-meta>
</file>